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5.17cm"/>
    </style:style>
    <style:style style:name="co2" style:family="table-column">
      <style:table-column-properties fo:break-before="auto" style:column-width="4.521cm"/>
    </style:style>
    <style:style style:name="co3" style:family="table-column">
      <style:table-column-properties fo:break-before="auto" style:column-width="2.385cm"/>
    </style:style>
    <style:style style:name="co4" style:family="table-column">
      <style:table-column-properties fo:break-before="auto" style:column-width="2.267cm"/>
    </style:style>
    <style:style style:name="co5" style:family="table-column">
      <style:table-column-properties fo:break-before="auto" style:column-width="1.6cm"/>
    </style:style>
    <style:style style:name="co6" style:family="table-column">
      <style:table-column-properties fo:break-before="auto" style:column-width="4.44cm"/>
    </style:style>
    <style:style style:name="co7" style:family="table-column">
      <style:table-column-properties fo:break-before="auto" style:column-width="1.746cm"/>
    </style:style>
    <style:style style:name="co8" style:family="table-column">
      <style:table-column-properties fo:break-before="auto" style:column-width="8.264cm"/>
    </style:style>
    <style:style style:name="co9" style:family="table-column">
      <style:table-column-properties fo:break-before="auto" style:column-width="3cm"/>
    </style:style>
    <style:style style:name="co10" style:family="table-column">
      <style:table-column-properties fo:break-before="auto" style:column-width="2.18cm"/>
    </style:style>
    <style:style style:name="co11" style:family="table-column">
      <style:table-column-properties fo:break-before="auto" style:column-width="1.995cm"/>
    </style:style>
    <style:style style:name="ro1" style:family="table-row">
      <style:table-row-properties style:row-height="1.693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63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66cm" fo:break-before="auto" style:use-optimal-row-height="false"/>
    </style:style>
    <style:style style:name="ro7" style:family="table-row">
      <style:table-row-properties style:row-height="0.473cm" fo:break-before="auto" style:use-optimal-row-height="true"/>
    </style:style>
    <style:style style:name="ro8" style:family="table-row">
      <style:table-row-properties style:row-height="0.661cm" fo:break-before="auto" style:use-optimal-row-height="false"/>
    </style:style>
    <style:style style:name="ro9" style:family="table-row">
      <style:table-row-properties style:row-height="0.736cm" fo:break-before="auto" style:use-optimal-row-height="false"/>
    </style:style>
    <style:style style:name="ro10" style:family="table-row">
      <style:table-row-properties style:row-height="3.715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538cm" fo:break-before="auto" style:use-optimal-row-height="true"/>
    </style:style>
    <style:style style:name="ro13" style:family="table-row">
      <style:table-row-properties style:row-height="0.788cm" fo:break-before="auto" style:use-optimal-row-height="false"/>
    </style:style>
    <style:style style:name="ro14" style:family="table-row">
      <style:table-row-properties style:row-height="3.655cm" fo:break-before="auto" style:use-optimal-row-height="false"/>
    </style:style>
    <style:style style:name="ro15" style:family="table-row">
      <style:table-row-properties style:row-height="3.187cm" fo:break-before="auto" style:use-optimal-row-height="false"/>
    </style:style>
    <style:style style:name="ro16" style:family="table-row">
      <style:table-row-properties style:row-height="3.304cm" fo:break-before="auto" style:use-optimal-row-height="false"/>
    </style:style>
    <style:style style:name="ro17" style:family="table-row">
      <style:table-row-properties style:row-height="2.866cm" fo:break-before="auto" style:use-optimal-row-height="false"/>
    </style:style>
    <style:style style:name="ro18" style:family="table-row">
      <style:table-row-properties style:row-height="1.988cm" fo:break-before="auto" style:use-optimal-row-height="false"/>
    </style:style>
    <style:style style:name="ro19" style:family="table-row">
      <style:table-row-properties style:row-height="5.031cm" fo:break-before="auto" style:use-optimal-row-height="false"/>
    </style:style>
    <style:style style:name="ro20" style:family="table-row">
      <style:table-row-properties style:row-height="4.591cm" fo:break-before="auto" style:use-optimal-row-height="false"/>
    </style:style>
    <style:style style:name="ro21" style:family="table-row">
      <style:table-row-properties style:row-height="1.93cm" fo:break-before="auto" style:use-optimal-row-height="false"/>
    </style:style>
    <style:style style:name="ro22" style:family="table-row">
      <style:table-row-properties style:row-height="2.836cm" fo:break-before="auto" style:use-optimal-row-height="false"/>
    </style:style>
    <style:style style:name="ro23" style:family="table-row">
      <style:table-row-properties style:row-height="1.286cm" fo:break-before="auto" style:use-optimal-row-height="false"/>
    </style:style>
    <style:style style:name="ro24" style:family="table-row">
      <style:table-row-properties style:row-height="2.895cm" fo:break-before="auto" style:use-optimal-row-height="false"/>
    </style:style>
    <style:style style:name="ro25" style:family="table-row">
      <style:table-row-properties style:row-height="5.849cm" fo:break-before="auto" style:use-optimal-row-height="false"/>
    </style:style>
    <style:style style:name="ro26" style:family="table-row">
      <style:table-row-properties style:row-height="0.935cm" fo:break-before="auto" style:use-optimal-row-height="false"/>
    </style:style>
    <style:style style:name="ro27" style:family="table-row">
      <style:table-row-properties style:row-height="2.134cm" fo:break-before="auto" style:use-optimal-row-height="false"/>
    </style:style>
    <style:style style:name="ro28" style:family="table-row">
      <style:table-row-properties style:row-height="1.637cm" fo:break-before="auto" style:use-optimal-row-height="false"/>
    </style:style>
    <style:style style:name="ro29" style:family="table-row">
      <style:table-row-properties style:row-height="1.198cm" fo:break-before="auto" style:use-optimal-row-height="false"/>
    </style:style>
    <style:style style:name="ro30" style:family="table-row">
      <style:table-row-properties style:row-height="1.344cm" fo:break-before="auto" style:use-optimal-row-height="false"/>
    </style:style>
    <style:style style:name="ro31" style:family="table-row">
      <style:table-row-properties style:row-height="2.983cm" fo:break-before="auto" style:use-optimal-row-height="false"/>
    </style:style>
    <style:style style:name="ro32" style:family="table-row">
      <style:table-row-properties style:row-height="1.667cm" fo:break-before="auto" style:use-optimal-row-height="false"/>
    </style:style>
    <style:style style:name="ro33" style:family="table-row">
      <style:table-row-properties style:row-height="1.023cm" fo:break-before="auto" style:use-optimal-row-height="false"/>
    </style:style>
    <style:style style:name="ro34" style:family="table-row">
      <style:table-row-properties style:row-height="4.182cm" fo:break-before="auto" style:use-optimal-row-height="false"/>
    </style:style>
    <style:style style:name="ro35" style:family="table-row">
      <style:table-row-properties style:row-height="2.076cm" fo:break-before="auto" style:use-optimal-row-height="false"/>
    </style:style>
    <style:style style:name="ro36" style:family="table-row">
      <style:table-row-properties style:row-height="1.549cm" fo:break-before="auto" style:use-optimal-row-height="false"/>
    </style:style>
    <style:style style:name="ro37" style:family="table-row">
      <style:table-row-properties style:row-height="7.049cm" fo:break-before="auto" style:use-optimal-row-height="false"/>
    </style:style>
    <style:style style:name="ro38" style:family="table-row">
      <style:table-row-properties style:row-height="3.743cm" fo:break-before="auto" style:use-optimal-row-height="false"/>
    </style:style>
    <style:style style:name="ro39" style:family="table-row">
      <style:table-row-properties style:row-height="2.369cm" fo:break-before="auto" style:use-optimal-row-height="false"/>
    </style:style>
    <style:style style:name="ro40" style:family="table-row">
      <style:table-row-properties style:row-height="1.49cm" fo:break-before="auto" style:use-optimal-row-height="false"/>
    </style:style>
    <style:style style:name="ro41" style:family="table-row">
      <style:table-row-properties style:row-height="1.228cm" fo:break-before="auto" style:use-optimal-row-height="false"/>
    </style:style>
    <style:style style:name="ro42" style:family="table-row">
      <style:table-row-properties style:row-height="2.046cm" fo:break-before="auto" style:use-optimal-row-height="false"/>
    </style:style>
    <style:style style:name="ro43" style:family="table-row">
      <style:table-row-properties style:row-height="1.755cm" fo:break-before="auto" style:use-optimal-row-height="true"/>
    </style:style>
    <style:style style:name="ro44" style:family="table-row">
      <style:table-row-properties style:row-height="2.397cm" fo:break-before="auto" style:use-optimal-row-height="false"/>
    </style:style>
    <style:style style:name="ro45" style:family="table-row">
      <style:table-row-properties style:row-height="1.695cm" fo:break-before="auto" style:use-optimal-row-height="false"/>
    </style:style>
    <style:style style:name="ro46" style:family="table-row">
      <style:table-row-properties style:row-height="3.51cm" fo:break-before="auto" style:use-optimal-row-height="false"/>
    </style:style>
    <style:style style:name="ro47" style:family="table-row">
      <style:table-row-properties style:row-height="4.329cm" fo:break-before="auto" style:use-optimal-row-height="false"/>
    </style:style>
    <style:style style:name="ro48" style:family="table-row">
      <style:table-row-properties style:row-height="1.432cm" fo:break-before="auto" style:use-optimal-row-height="false"/>
    </style:style>
    <style:style style:name="ro49" style:family="table-row">
      <style:table-row-properties style:row-height="0.482cm" fo:break-before="auto" style:use-optimal-row-height="true"/>
    </style:style>
    <style:style style:name="ro50" style:family="table-row">
      <style:table-row-properties style:row-height="0.801cm" fo:break-before="auto" style:use-optimal-row-height="false"/>
    </style:style>
    <style:style style:name="ro51" style:family="table-row">
      <style:table-row-properties style:row-height="0.894cm" fo:break-before="auto" style:use-optimal-row-height="true"/>
    </style:style>
    <style:style style:name="ro52" style:family="table-row">
      <style:table-row-properties style:row-height="0.55cm" fo:break-before="auto" style:use-optimal-row-height="false"/>
    </style:style>
    <style:style style:name="ro53" style:family="table-row">
      <style:table-row-properties style:row-height="1.316cm" fo:break-before="auto" style:use-optimal-row-height="true"/>
    </style:style>
    <style:style style:name="ro54" style:family="table-row">
      <style:table-row-properties style:row-height="0.623cm" fo:break-before="auto" style:use-optimal-row-height="true"/>
    </style:style>
    <style:style style:name="ta1" style:family="table" style:master-page-name="TAB_5f_LC_20_REVIEW_20_SUMMARY">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629e1f" style:text-align-source="fix" style:repeat-content="false" fo:wrap-option="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629e1f"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bddd8d" fo:border="0.002cm solid #000000"/>
      <style:text-properties style:font-name="Arial"/>
    </style:style>
    <style:style style:name="ce9" style:family="table-cell" style:parent-style-name="Default">
      <style:table-cell-properties style:glyph-orientation-vertical="0" fo:background-color="#c0c0c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29e1f"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none" fo:background-color="#cccccd" style:text-align-source="fix" style:repeat-content="false" fo:wrap-option="wrap" fo:border-left="none"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MS Shell Dlg" style:font-size-asian="10pt" style:font-style-asian="normal" style:font-weight-asian="normal" style:font-name-complex="MS Shell Dlg" style:font-size-complex="10pt" style:font-style-complex="normal" style:font-weight-complex="normal"/>
    </style:style>
    <style:style style:name="ce1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cell-protect="none" style:print-content="true" style:text-align-source="fix" style:repeat-content="false" fo:wrap-option="wrap" fo:border="0.035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cell-protect="none" style:print-content="true" fo:border="0.035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ackground-color="#c0c0c0"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fo:border="0.088cm solid #000000" style:direction="ltr" style:rotation-angle="0" style:rotation-align="none" style:vertical-align="middle"/>
      <style:paragraph-properties fo:text-align="center" fo:margin-left="0cm" style:writing-mode="page"/>
      <style:text-properties fo:color="#cc0000"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 style:family="table-cell" style:parent-style-name="Default">
      <style:table-cell-properties style:cell-protect="none" style:print-content="true" fo:border="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style:cell-protect="none" style:print-content="true" style:text-align-source="fix" style:repeat-content="false" fo:background-color="transparent" fo:wrap-option="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97">
      <style:table-cell-properties style:glyph-orientation-vertical="0" style:cell-protect="none"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0c0c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8pt" style:language-asian="it" style:country-asian="IT" style:font-style-asian="normal" style:font-weight-asian="normal" style:font-size-complex="8pt" style:language-complex="it" style:country-complex="IT" style:font-style-complex="normal" style:font-weight-complex="normal"/>
    </style:style>
    <style:style style:name="ce27"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
      <style:table-cell-properties style:glyph-orientation-vertical="0"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0000"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none" fo:background-color="#cccccd" style:text-align-source="fix" style:repeat-content="false" fo:wrap-option="wrap" fo:border-left="0.002cm solid #000000"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5"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38" style:family="table-cell" style:parent-style-name="Default">
      <style:table-cell-properties fo:border="0.002cm solid #000000"/>
      <style:text-properties style:use-window-font-color="true" style:text-outline="false" style:text-line-through-style="none" fo:font-size="8.5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4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5.69999980926514pt" style:font-style-complex="normal" style:font-weight-complex="normal"/>
    </style:style>
    <style:style style:name="ce4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fo:background-color="#c0c0c0" fo:border="none"/>
      <style:text-properties fo:color="#c0c0c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2">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bddd8d" style:text-align-source="fix" style:repeat-content="false" fo:border="0.002cm solid #000000" style:vertical-align="middle"/>
      <style:paragraph-properties fo:text-align="center" fo:margin-left="0cm"/>
      <style:text-properties style:font-name="Arial" fo:font-weight="bold"/>
    </style:style>
    <style:style style:name="ce49"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54"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6" style:family="table-cell" style:parent-style-name="Default">
      <style:table-cell-properties style:glyph-orientation-vertical="0" style:cell-protect="protected formula-hidden" style:print-content="true" style:text-align-source="fix" style:repeat-content="false" fo:background-color="transparent"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58" style:family="table-cell" style:parent-style-name="Alpha" style:data-style-name="N1">
      <style:table-cell-properties style:glyph-orientation-vertical="0" fo:background-color="#bddd8d" style:cell-protect="protected formula-hidden" style:print-content="true" fo:border="0.002cm solid #000000" style:direction="ltr" style:rotation-angle="0"/>
      <style:paragraph-properties fo:margin-left="0cm" style:writing-mode="page"/>
      <style:text-properties style:use-window-font-color="true" style:text-outline="false" style:text-line-through-style="none" style:font-name="Arial" fo:font-style="normal" fo:text-shadow="none" style:text-underline-style="none" style:font-size-asian="8pt" style:font-style-asian="normal" style:font-weight-asian="normal" style:font-size-complex="8pt" style:font-style-complex="normal" style:font-weight-complex="normal"/>
      <style:map style:condition="cell-content-is-not-between(0,100)" style:apply-style-name="Alpha" style:base-cell-address="'LC REVIEW SUMMARY'.D14"/>
      <style:map style:condition="cell-content-is-between(0,100)" style:apply-style-name="Num" style:base-cell-address="'LC REVIEW SUMMARY'.D14"/>
    </style:style>
    <style:style style:name="ce5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data-style-name="N1">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top"/>
      <style:paragraph-properties fo:text-align="center" fo:margin-left="0cm" style:writing-mode="page"/>
      <style:text-properties fo:color="#5c8526" style:text-outline="false" style:text-line-through-style="none" style:font-name="Arial" fo:font-size="24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Red" style:base-cell-address="'LC REVIEW SUMMARY'.D19"/>
      <style:map style:condition="cell-content()=&quot;PASS&quot;" style:apply-style-name="Green" style:base-cell-address="'LC REVIEW SUMMARY'.D19"/>
    </style:style>
    <style:style style:name="ce6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it" fo:country="IT"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6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style:cell-protect="none" style:print-content="true" style:text-align-source="fix" style:repeat-content="false" fo:background-color="transparent" fo:wrap-option="wrap" fo:border="0.002cm solid #000000" style:direction="ltr" fo:padding-bottom="0.035cm" fo:padding-left="0.035cm" fo:padding-right="0.035cm" fo:padding-top="0.085cm" style:rotation-angle="0" style:rotation-align="none" style:vertical-align="top"/>
      <style:paragraph-properties fo:text-align="start" fo:margin-left="0.176cm" style:writing-mode="page"/>
      <style:text-properties fo:color="#000000" style:text-outline="false" style:text-line-through-style="none" style:font-name="Arial" fo:font-size="9pt" fo:font-style="normal" fo:text-shadow="none" style:text-underline-style="none" fo:font-weight="normal" style:font-name-asian="Lucida Sans Unicode" style:font-size-asian="12pt" style:language-asian="it" style:country-asian="IT" style:font-style-asian="normal" style:font-weight-asian="bold" style:font-name-complex="Tahoma1" style:font-size-complex="12pt" style:language-complex="it" style:country-complex="IT" style:font-style-complex="normal" style:font-weight-complex="bold"/>
    </style:style>
    <style:style style:name="ce71"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ce72"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fo:border="0.002cm solid #000000"/>
      <style:text-properties style:font-name="Arial"/>
    </style:style>
    <style:style style:name="ce80" style:family="table-cell" style:parent-style-name="Default">
      <style:table-cell-properties fo:border-bottom="none" fo:background-color="#cccccd" fo:border-left="0.002cm solid #000000" fo:border-right="0.002cm solid #000000"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fo:background-color="#cccccd"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text-underline-mode="continuous" style:text-line-through-mode="continuous" style:font-name-asian="Lucida Sans Unicode" style:font-size-asian="10pt" style:font-style-asian="normal" style:font-weight-asian="bold" style:font-name-complex="Tahoma1" style:font-size-complex="10pt" style:font-style-complex="normal" style:font-weight-complex="bold" style:text-emphasize="none" style:font-relief="none"/>
    </style:style>
    <style:style style:name="ce84" style:family="table-cell" style:parent-style-name="Default">
      <style:table-cell-properties style:glyph-orientation-vertical="0"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cell-protect="none" style:print-content="true" style:text-align-source="fix" style:repeat-content="false" fo:wrap-option="wrap" fo:border="0.035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cc"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c0c0c0" style:cell-protect="none"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c0c0c0" fo:border="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style:glyph-orientation-vertical="0" fo:border-bottom="0.002cm solid #000000" fo:background-color="#cc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02cm solid #000000" style:cell-protect="protected" style:print-content="true" style:text-align-source="fix" style:repeat-content="false" fo:wrap-option="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2">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padding-bottom="0.049cm" fo:padding-left="0.035cm" fo:padding-right="0.035cm" fo:padding-top="0.049cm" fo:border-right="0.088cm solid #000000" style:rotation-angle="0" style:rotation-align="none" fo:border-top="none"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ext-properties fo:font-weight="bold"/>
    </style:style>
    <style:style style:name="ce104" style:family="table-cell" style:parent-style-name="Default">
      <style:table-cell-properties style:glyph-orientation-vertical="0" fo:border-bottom="0.035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fo:border-bottom="none" fo:background-color="#cccccd" style:text-align-source="fix" style:repeat-content="false" fo:border-left="0.088cm solid #000000" fo:border-right="none" fo:border-top="none"/>
      <style:paragraph-properties fo:text-align="center" fo:margin-left="0cm"/>
      <style:text-properties fo:color="#000000" fo:font-weight="bold"/>
    </style:style>
    <style:style style:name="ce106"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protected" style:print-content="true" style:text-align-source="fix" style:repeat-content="false" fo:wrap-option="no-wrap" fo:border="0.088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1">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93">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style>
    <style:style style:name="ce120" style:family="table-cell" style:parent-style-name="Default">
      <style:table-cell-properties fo:border-bottom="0.088cm solid #000000" style:text-align-source="fix" style:repeat-content="false" fo:border-left="0.088cm solid #000000" fo:border-right="0.002cm solid #000000" fo:border-top="0.002cm solid #000000"/>
      <style:paragraph-properties fo:text-align="center" fo:margin-left="0cm"/>
    </style:style>
    <style:style style:name="ce121" style:family="table-cell" style:parent-style-name="Default">
      <style:table-cell-properties fo:border-bottom="0.088cm solid #000000" style:text-align-source="fix" style:repeat-content="false" fo:border-left="0.088cm solid #000000" fo:padding-bottom="0.049cm" fo:padding-left="0.035cm" fo:padding-right="0.035cm" fo:padding-top="0.049cm" fo:border-right="0.002cm solid #000000" fo:border-top="none"/>
      <style:paragraph-properties fo:text-align="center" fo:margin-left="0cm"/>
    </style:style>
    <style:style style:name="ce122" style:family="table-cell" style:parent-style-name="Default" style:data-style-name="N195">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95">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95">
      <style:table-cell-properties style:text-align-source="fix" style:repeat-content="false"/>
      <style:paragraph-properties fo:text-align="center" fo:margin-left="0cm"/>
    </style:style>
    <style:style style:name="ce125" style:family="table-cell" style:parent-style-name="Default" style:data-style-name="N1">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1">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none" fo:border-left="none" fo:border-right="0.088cm solid #000000" fo:border-top="0.088cm solid #000000"/>
    </style:style>
    <style:style style:name="ce128" style:family="table-cell" style:parent-style-name="Default">
      <style:table-cell-properties style:glyph-orientation-vertical="0" fo:border-bottom="none" fo:background-color="#cccccd" style:cell-protect="protected" style:print-content="true" style:text-align-source="fix" style:repeat-content="false" fo:wrap-option="no-wrap" fo:border-left="0.035cm solid #000000" style:direction="ltr" fo:border-right="0.088cm solid #000000" style:rotation-angle="0" style:rotation-align="non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border="0.002cm solid #000000"/>
      <style:paragraph-properties fo:text-align="center" fo:margin-left="0cm"/>
    </style:style>
    <style:style style:name="ce13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cc0000"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style:glyph-orientation-vertical="0" fo:background-color="#cccccd"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style>
    <style:style style:name="ce140" style:family="table-cell" style:parent-style-name="Default" style:data-style-name="N1">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cell-protect="protected" style:print-content="true"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35cm solid #000000" style:cell-protect="protected" style:print-content="true"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c0c0c0"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data-style-name="N0">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2">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data-style-name="N194">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1" style:family="table-cell" style:parent-style-name="Default">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cccccd" style:cell-protect="protected"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cell-protect="none" style:print-content="true" style:text-align-source="fix" style:repeat-content="false" fo:wrap-option="no-wrap" fo:border="none" style:direction="ltr" fo:padding-bottom="0.049cm" fo:padding-left="0.035cm" fo:padding-right="0.035cm" fo:padding-top="0.049cm"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cell-protect="protected" style:print-content="true" fo:border="non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style>
    <style:style style:name="ce164"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center" fo:margin-left="0cm"/>
    </style:style>
    <style:style style:name="ce165" style:family="table-cell" style:parent-style-name="Default">
      <style:table-cell-properties fo:border-bottom="0.088cm solid #000000" style:text-align-source="fix" style:repeat-content="false" fo:border-left="0.002cm solid #000000" fo:padding-bottom="0.049cm" fo:padding-left="0.035cm" fo:padding-right="0.035cm" fo:padding-top="0.049cm" fo:border-right="0.088cm solid #000000" fo:border-top="none"/>
      <style:paragraph-properties fo:text-align="center" fo:margin-left="0cm"/>
    </style:style>
    <style:style style:name="gr1" style:family="graphic">
      <style:graphic-properties draw:marker-start="Arrowheads_20_1" draw:marker-start-width="0.2cm" draw:marker-start-center="false" draw:fill="solid" draw:fill-color="#ffffc0" draw:auto-grow-height="false" fo:min-height="3.16cm" fo:padding-top="0.1cm" fo:padding-bottom="0.1cm" fo:padding-left="0.1cm" fo:padding-right="0.1cm" draw:shadow="hidden" draw:shadow-offset-x="0.1cm" draw:shadow-offset-y="0.1cm" draw:caption-escape-direction="auto"/>
    </style:style>
    <style:style style:name="gr2" style:family="graphic">
      <style:graphic-properties svg:stroke-color="#e00000" draw:marker-start="Arrowheads_20_1" draw:marker-start-width="0.2cm" draw:marker-start-center="false" draw:fill="solid" draw:fill-color="#ffffc0" draw:auto-grow-height="false" fo:min-height="1.185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false" fo:min-height="2.267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false" fo:min-height="4.564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false" fo:min-height="2.58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false" fo:min-height="3.555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false" fo:min-height="14.30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fo:hyphenate="false"/>
    </style:style>
    <style:style style:name="P3" style:family="paragraph">
      <style:paragraph-properties style:text-autospace="none" style:line-break="normal" style:writing-mode="page"/>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2" style:family="text">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style:style>
    <style:style style:name="T3" style:family="text">
      <style:text-properties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4" style:family="text">
      <style:text-properties style:use-window-font-color="true"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style:use-window-font-color="true" style:text-outline="false" style:text-line-through-styl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color="#ff0000" style:font-name="Arial" fo:font-size="10pt" fo:font-weight="bold" style:font-name-asian="MS Shell Dlg 2" style:font-size-asian="10pt" style:font-weight-asian="bold" style:font-name-complex="MS Shell Dlg 2" style:font-size-complex="10pt" style:font-weight-complex="bold"/>
    </style:style>
    <style:style style:name="T10" style:family="text">
      <style:text-properties style:use-window-font-color="true" style:font-name="Arial" fo:font-size="10pt" fo:font-weight="normal" style:font-name-asian="MS Shell Dlg 2" style:font-size-asian="10pt" style:font-weight-asian="normal" style:font-name-complex="MS Shell Dlg 2" style:font-size-complex="10pt" style:font-weight-complex="normal"/>
    </style:style>
    <style:style style:name="T11" style:family="text">
      <style:text-properties fo:color="#ff0000" style:font-name="Arial" fo:font-size="10pt" fo:font-weight="bold" style:font-name-asian="Tahoma" style:font-size-asian="10pt" style:font-weight-asian="bold" style:font-name-complex="Tahoma" style:font-size-complex="5.69999980926514pt" style:font-weight-complex="bold"/>
    </style:style>
    <style:style style:name="T12" style:family="text">
      <style:text-properties style:use-window-font-color="true" style:font-name="Arial" fo:font-size="10pt" fo:font-weight="normal" style:font-name-asian="Tahoma" style:font-size-asian="10pt" style:font-weight-asian="normal" style:font-name-complex="Tahoma" style:font-size-complex="5.69999980926514pt" style:font-weight-complex="normal"/>
    </style:style>
    <style:style style:name="T13" style:family="text">
      <style:text-properties style:font-name="Arial" fo:font-size="10pt" style:font-name-asian="Tahoma" style:font-size-asian="10pt" style:font-name-complex="Tahoma" style:font-size-complex="5.69999980926514pt"/>
    </style:style>
    <style:style style:name="T14" style:family="text">
      <style:text-properties style:font-name="Arial" fo:font-size="10pt" style:font-name-asian="MS Shell Dlg 2" style:font-size-asian="10pt" style:font-name-complex="MS Shell Dlg 2" style:font-size-complex="10pt"/>
    </style:style>
    <style:style style:name="T15" style:family="text">
      <style:text-properties style:font-name="Arial" fo:font-size="10pt" style:font-size-asian="10pt" style:font-size-complex="10pt"/>
    </style:style>
    <style:style style:name="T16" style:family="text">
      <style:text-properties fo:color="#ff0000" fo:font-weight="bold" style:font-weight-asian="bold" style:font-weight-complex="bold"/>
    </style:style>
    <style:style style:name="T17" style:family="text">
      <style:text-properties style:font-name="Arial" fo:font-size="10pt" style:font-name-asian="TrebuchetMS" style:font-size-asian="10pt" style:font-name-complex="TrebuchetMS" style:font-size-complex="10pt"/>
    </style:style>
    <style:style style:name="T18" style:family="text">
      <style:text-properties style:font-name="Arial" fo:font-size="10pt" style:font-name-asian="Tahoma" style:font-size-asian="10pt" style:font-name-complex="Tahoma" style:font-size-complex="10pt"/>
    </style:style>
    <style:style style:name="T19" style:family="text">
      <style:text-properties fo:color="#dc2300"/>
    </style:style>
  </office:automatic-styles>
  <office:body>
    <office:spreadsheet table:structure-protected="true" table:protection-key="rlwpc9255lyZub99umKit4rjEkY=">
      <table:calculation-settings table:case-sensitive="false" table:use-regular-expressions="false"/>
      <table:content-validations>
        <table:content-validation table:name="val1" table:condition="oooc:cell-content-is-in-list(&quot;Click to select Vendor&quot;;&quot;LionBridge&quot;;&quot;Moravia&quot;;&quot;SDL&quot;;&quot;VistaTEC&quot;;&quot;Other&quot;)" table:allow-empty-cell="true" table:display-list="unsorted" table:base-cell-address="'LC REVIEW SUMMARY'.B6">
          <table:error-message table:message-type="stop" table:title="Error - User Input" table:display="true">
            <text:p>You have entered an invalid name. Please select a vendor from the list.</text:p>
          </table:error-message>
        </table:content-validation>
        <table:content-validation table:name="val2" table:condition="oooc:cell-content-is-in-list(&quot;Click to select Language&quot;;&quot;Afrikaans&quot;;&quot;Arabic&quot;;&quot;Bengali&quot;;&quot;Br Portuguese&quot;;&quot;Catalan&quot;;&quot;Chinese S&quot;;&quot;Chinese T&quot;;&quot;Czech&quot;;&quot;Danish&quot;;&quot;Dutch&quot;;&quot;Finnish&quot;;&quot;French&quot;;&quot;German&quot;;&quot;Greek&quot;;&quot;Gujarati&quot;;&quot;Hebrew&quot;;&quot;Hindu&quot;;&quot;Hungarian&quot;;&quot;Italian&quot;;&quot;Japanese&quot;;&quot;Kannada&quot;;&quot;Korean&quot;;&quot;Malayalam&quot;;&quot;Marathi&quot;;&quot;Norwegian&quot;;&quot;Polish&quot;;&quot;Russian&quot;;&quot;Slovak&quot;;&quot;Spanish&quot;;&quot;Swedish&quot;;&quot;Tamil&quot;;&quot;Telugu&quot;;&quot;Thai&quot;;&quot;Turkish&quot;;&quot;Xosa&quot;;&quot;Zulu&quot;;&quot;Other (please enter below)&quot;)" table:allow-empty-cell="true" table:display-list="unsorted" table:base-cell-address="'LC REVIEW SUMMARY'.B9">
          <table:error-message table:message-type="stop" table:title="Userr Input - Error" table:display="true">
            <text:p>The language you have entered is invalid. Please select a language from the list.</text:p>
          </table:error-message>
        </table:content-validation>
        <table:content-validation table:name="val3" table:condition="oooc:cell-content-is-in-list(&quot;Click to select Review Type&quot;;&quot;Software&quot;;&quot;UA&quot;;&quot;Web&quot;;&quot;Marketing&quot;;&quot;Legal&quot;;&quot;Education&quot;;&quot;&quot;)" table:allow-empty-cell="true" table:display-list="unsorted" table:base-cell-address="'LC REVIEW SUMMARY'.B12">
          <table:error-message table:message-type="stop" table:title="User Input - Error" table:display="true">
            <text:p>The review type you have entered is invalid. Please select a review type from the list.</text:p>
          </table:error-message>
        </table:content-validation>
        <table:content-validation table:name="val4" table:condition="oooc:cell-content-is-whole-number() and cell-content()=0" table:allow-empty-cell="true" table:base-cell-address="'LC REVIEW SUMMARY'.C2">
          <table:error-message table:message-type="stop" table:display="true"/>
        </table:content-validation>
        <table:content-validation table:name="val5" table:base-cell-address="'LC REVIEW SUMMARY'.E19">
          <table:error-message table:message-type="stop" table:title="User Input - Error" table:display="true">
            <text:p>You have entered an invalid error category. Please select an error category from the list.</text:p>
          </table:error-message>
        </table:content-validation>
        <table:content-validation table:name="val6" table:condition="oooc:cell-content-is-in-list(&quot;Enhancement&quot;;&quot;Grammar&quot;;&quot;Mistranslation&quot;;&quot;Reference&quot;;&quot;Spelling&quot;;&quot;StyleFluency&quot;;&quot;Terminology&quot;;&quot;N/R&quot;)" table:allow-empty-cell="true" table:display-list="unsorted" table:base-cell-address="'LC REVIEW SUMMARY'.E23">
          <table:error-message table:message-type="stop" table:title="User Input - Error" table:display="true">
            <text:p>You have entered an invalid error category. Please select an error category from the list.</text:p>
          </table:error-message>
        </table:content-validation>
        <table:content-validation table:name="val7" table:condition="oooc:cell-content-is-in-list(&quot;Mistranslation&quot;;&quot;Terminology&quot;;&quot;Grammar&quot;;&quot;StyleFluency&quot;;&quot;Spelling&quot;;&quot;Reference&quot;;&quot;N/R&quot;)" table:allow-empty-cell="true" table:display-list="unsorted" table:base-cell-address="'LC REVIEW SUMMARY'.E20">
          <table:error-message table:message-type="stop" table:title="User Input - Error" table:display="true">
            <text:p>You have entered an invalid error category. Please select an error category from the list.</text:p>
          </table:error-message>
        </table:content-validation>
        <table:content-validation table:name="val8" table:condition="oooc:cell-content-is-in-list(&quot;High&quot;;&quot;Medium&quot;;&quot;Low&quot;;&quot;N/R&quot;)" table:allow-empty-cell="true" table:display-list="unsorted" table:base-cell-address="'LC REVIEW SUMMARY'.G23">
          <table:error-message table:message-type="stop" table:title="User Input - Error" table:display="true">
            <text:p>You have entered an invalid error severity. Please select an error severity from the list.</text:p>
          </table:error-message>
        </table:content-validation>
        <table:content-validation table:name="val9" table:condition="oooc:cell-content-is-in-list(&quot;High&quot;;&quot;Medium&quot;;&quot;Low&quot;;&quot;N/R&quot;)" table:allow-empty-cell="true" table:display-list="unsorted" table:base-cell-address="'LC REVIEW SUMMARY'.G20">
          <table:error-message table:message-type="stop" table:title="User Input - Error" table:display="true">
            <text:p>You have entered an invalid error severity. Please select an error severity from the list.</text:p>
          </table:error-message>
        </table:content-validation>
      </table:content-validations>
      <table:table table:name="LC REVIEW SUMMARY" table:style-name="ta1" table:print-ranges="'LC REVIEW SUMMARY'.A1:'LC REVIEW SUMMARY'.H501">
        <table:table-column table:style-name="co1" table:number-columns-repeated="2" table:default-cell-style-name="ce16"/>
        <table:table-column table:style-name="co2" table:number-columns-repeated="2" table:default-cell-style-name="ce16"/>
        <table:table-column table:style-name="co3" table:default-cell-style-name="ce16"/>
        <table:table-column table:style-name="co4" table:visibility="collapse" table:default-cell-style-name="ce16"/>
        <table:table-column table:style-name="co5" table:default-cell-style-name="ce16"/>
        <table:table-column table:style-name="co2" table:default-cell-style-name="ce16"/>
        <table:table-column table:style-name="co6" table:default-cell-style-name="ce16"/>
        <table:table-column table:style-name="co7" table:number-columns-repeated="247" table:default-cell-style-name="ce16"/>
        <table:table-row table:style-name="ro1">
          <table:table-cell table:style-name="ce1" office:value-type="string" table:number-columns-spanned="8" table:number-rows-spanned="1">
            <text:p>Novell Linguistic Review Report</text:p>
          </table:table-cell>
          <table:covered-table-cell table:number-columns-repeated="7" table:style-name="ce17"/>
          <table:table-cell table:style-name="ce86" table:number-columns-repeated="248"/>
        </table:table-row>
        <table:table-row table:style-name="ro2">
          <table:table-cell table:style-name="ce2" office:value-type="string">
            <text:p>Language Consultant (LC):</text:p>
          </table:table-cell>
          <table:table-cell table:style-name="ce18" office:value-type="string" table:number-columns-spanned="3" table:number-rows-spanned="1">
            <text:p>Piotr Domanski</text:p>
          </table:table-cell>
          <table:covered-table-cell table:number-columns-repeated="2" table:style-name="ce18" table:content-validation-name="val4"/>
          <table:table-cell table:style-name="ce64" table:number-columns-repeated="3"/>
          <table:table-cell table:style-name="ce83" office:value-type="string">
            <text:p>Version: 4.1.b</text:p>
          </table:table-cell>
          <table:table-cell table:number-columns-repeated="248"/>
        </table:table-row>
        <table:table-row table:style-name="ro3">
          <table:table-cell table:style-name="ce2" office:value-type="string">
            <text:p>Email:</text:p>
          </table:table-cell>
          <table:table-cell table:style-name="ce19" office:value-type="string" table:number-columns-spanned="3" table:number-rows-spanned="1">
            <text:p>piotr.domanski@lionbridge.com</text:p>
          </table:table-cell>
          <table:covered-table-cell table:number-columns-repeated="2" table:style-name="ce19"/>
          <table:table-cell table:style-name="ce65"/>
          <table:table-cell table:style-name="ce64" table:number-columns-repeated="3"/>
          <table:table-cell table:number-columns-repeated="248"/>
        </table:table-row>
        <table:table-row table:style-name="ro4">
          <table:table-cell table:style-name="ce3" office:value-type="string" table:number-columns-spanned="2" table:number-rows-spanned="1">
            <text:p>1. Project Information </text:p>
          </table:table-cell>
          <table:covered-table-cell table:style-name="ce3"/>
          <table:table-cell table:style-name="ce3" office:value-type="string" table:number-columns-spanned="2" table:number-rows-spanned="1">
            <text:p>2. Review Error(s) Summary <text:s/></text:p>
          </table:table-cell>
          <table:covered-table-cell table:style-name="ce3"/>
          <table:table-cell table:style-name="ce66" office:value-type="string" table:number-columns-spanned="4" table:number-rows-spanned="1">
            <text:p>3. Evaluation Result</text:p>
          </table:table-cell>
          <table:covered-table-cell table:number-columns-repeated="3" table:style-name="ce66"/>
          <table:table-cell/>
          <table:table-cell table:style-name="ce89"/>
          <table:table-cell table:number-columns-repeated="246"/>
        </table:table-row>
        <table:table-row table:style-name="ro5">
          <table:table-cell table:style-name="ce2" office:value-type="string">
            <text:p><text:span text:style-name="T4">Vendor</text:span><text:span text:style-name="T5">: <text:s/></text:span></text:p>
          </table:table-cell>
          <table:table-cell table:style-name="ce20" table:content-validation-name="val1" office:value-type="string">
            <text:p>Other</text:p>
          </table:table-cell>
          <table:table-cell table:style-name="ce44" office:value-type="string">
            <office:annotation draw:style-name="gr2" draw:text-style-name="P3" svg:width="5.226cm" svg:height="1.399cm" svg:x="15.01cm" svg:y="1.36cm" draw:caption-point-x="-15.01cm" draw:caption-point-y="-1.36cm">
              <dc:date>2008-09-11T00:00:00</dc:date>
              <text:p text:style-name="P1"><text:span text:style-name="T2">Error categories are listed from highest to lowest</text:span> </text:p>
            </office:annotation>
            <text:p>*Error Category</text:p>
          </table:table-cell>
          <table:table-cell table:style-name="ce44" office:value-type="string">
            <text:p>Number of Errors</text:p>
          </table:table-cell>
          <table:table-cell table:style-name="ce67" table:formula="oooc:=IF(OR(ISTEXT([.D13]);([.D13]=&quot; &quot;));&quot; &quot;;['SCORING FORMULA'.B22])" office:value-type="string" office:string-value="1. Does not meet Requirements (Poor)" table:number-columns-spanned="4" table:number-rows-spanned="2">
            <text:p>1. Does not meet Requirements (Poor)</text:p>
          </table:table-cell>
          <table:covered-table-cell table:number-columns-repeated="3" table:style-name="ce72"/>
          <table:table-cell table:number-columns-repeated="248"/>
        </table:table-row>
        <table:table-row table:style-name="ro6">
          <table:table-cell table:style-name="ce4" office:value-type="string">
            <text:p>(if not listed, please type here:)</text:p>
          </table:table-cell>
          <table:table-cell table:style-name="ce21" office:value-type="string">
            <text:p>Aviary</text:p>
          </table:table-cell>
          <table:table-cell table:style-name="ce45" office:value-type="string">
            <office:annotation draw:style-name="gr3" draw:text-style-name="P2" svg:width="5.757cm" svg:height="3.58cm" svg:x="15.405cm" svg:y="2.909cm" draw:caption-point-x="-15.405cm" draw:caption-point-y="-2.909cm">
              <dc:date>2005-12-15T00:00:00</dc:date>
              <text:p text:style-name="P1"><text:span text:style-name="T1">This includes:</text:span> </text:p>
              <text:p text:style-name="P1"><text:span text:style-name="T1">- Misunderstanding of source text </text:span></text:p>
              <text:p text:style-name="P1"><text:span text:style-name="T1">- Wrong meaning conveyed</text:span> </text:p>
              <text:p text:style-name="P1"><text:span text:style-name="T1">- Target text does not reflect source </text:span></text:p>
              <text:p text:style-name="P1"><text:span text:style-name="T1">- Omissions </text:span></text:p>
              <text:p text:style-name="P1"><text:span text:style-name="T1">- Additions</text:span> </text:p>
              <text:p text:style-name="P2"><text:span text:style-name="T1"/></text:p>
            </office:annotation>
            <text:p>Mistranslation (M)</text:p>
          </table:table-cell>
          <table:table-cell table:style-name="ce56" table:formula="oooc:=COUNTIF([.E$22:.$E$501];&quot;Mistranslation&quot;)" office:value-type="float" office:value="1">
            <text:p>1</text:p>
          </table:table-cell>
          <table:covered-table-cell table:style-name="ce68"/>
          <table:covered-table-cell table:number-columns-repeated="3" table:style-name="ce72"/>
          <table:table-cell table:number-columns-repeated="248"/>
        </table:table-row>
        <table:table-row table:style-name="ro6">
          <table:table-cell table:style-name="ce5" office:value-type="string">
            <text:p>Date:</text:p>
          </table:table-cell>
          <table:table-cell table:style-name="ce22" office:value-type="date" office:date-value="2009-04-23">
            <text:p>2009/04/23</text:p>
          </table:table-cell>
          <table:table-cell table:style-name="ce45" office:value-type="string">
            <office:annotation draw:style-name="gr4" draw:text-style-name="P2" svg:width="11.031cm" svg:height="4.677cm" svg:x="15.38cm" svg:y="3.023cm" draw:caption-point-x="-15.38cm" draw:caption-point-y="-3.023cm">
              <dc:date>2005-12-15T00:00:00</dc:date>
              <text:p text:style-name="P1"><text:span text:style-name="T1">This includes:</text:span> </text:p>
              <text:p text:style-name="P1"><text:span text:style-name="T1">- Lack of adherence to iTerm</text:span> </text:p>
              <text:p text:style-name="P1"><text:span text:style-name="T1">- Terminology inconsistency</text:span> </text:p>
              <text:p text:style-name="P1"><text:span text:style-name="T1">- Terminology used is inappropriate to the context</text:span> </text:p>
            </office:annotation>
            <text:p>Terminology (T)</text:p>
          </table:table-cell>
          <table:table-cell table:style-name="ce56" table:formula="oooc:=COUNTIF([.E$22:.$E$501];&quot;Terminology&quot;)" office:value-type="float" office:value="13">
            <text:p>13</text:p>
          </table:table-cell>
          <table:table-cell table:style-name="ce69" office:value-type="string" table:number-columns-spanned="4" table:number-rows-spanned="1">
            <text:p>4. Reviewer's General Comments</text:p>
          </table:table-cell>
          <table:covered-table-cell table:number-columns-repeated="3" table:style-name="ce79"/>
          <table:table-cell table:number-columns-repeated="248"/>
        </table:table-row>
        <table:table-row table:style-name="ro6">
          <table:table-cell table:style-name="ce5" office:value-type="string">
            <text:p>Language:</text:p>
          </table:table-cell>
          <table:table-cell table:style-name="ce23" table:content-validation-name="val2" office:value-type="string">
            <text:p>Polish</text:p>
          </table:table-cell>
          <table:table-cell table:style-name="ce46" office:value-type="string">
            <office:annotation draw:style-name="gr4" draw:text-style-name="P2" svg:width="9.926cm" svg:height="3.108cm" svg:x="15.405cm" svg:y="4.223cm" draw:caption-point-x="-15.405cm" draw:caption-point-y="-4.223cm">
              <dc:date>2005-12-15T00:00:00</dc:date>
              <text:p text:style-name="P1"><text:span text:style-name="T1">This includes:</text:span> </text:p>
              <text:p text:style-name="P1"><text:span text:style-name="T1">- Lack of respect of grammatical rules</text:span> </text:p>
              <text:p text:style-name="P1"><text:span text:style-name="T1">- Wrong syntax used</text:span> </text:p>
              <text:p text:style-name="P1"><text:span text:style-name="T1">- Incorrect use of punctuation rules</text:span> </text:p>
            </office:annotation>
            <text:p>Grammar (G)</text:p>
          </table:table-cell>
          <table:table-cell table:style-name="ce56" table:formula="oooc:=COUNTIF([.E$22:.$E$501];&quot;Grammar&quot;)" office:value-type="float" office:value="6">
            <text:p>6</text:p>
          </table:table-cell>
          <table:table-cell table:style-name="ce70" office:value-type="string" table:number-columns-spanned="4" table:number-rows-spanned="11">
            <text:p>Generally the translation is functionally correct - a user should understand the meaning and working of the application's features. No spelling issues or other errors resulting from careless text processing have been found which suggests a careful and professional approach. There are some stylistic and grammatical slips but they are not overwhelming in number. All that said, the sample is rated as Poor in quality and this seems predominantly because of the lack of consistency with iTerm and in part lack of the internal terminological coherency in the sample. Indeed, terminology is the core of the failure. It must be stressed the iTerm seems to be referred to much too rarely by the translators/editors. Perhaps the searching methods are not efficient. My advice to the translators/editors is: pls search single words in iTerm, it does not seem to good in finding the entire phrases. For example do not try to find 'data item' - try 'data' and 'item' alone. That works much better. Finally, pls do check everything. That apparently slows the whole process down but allows to avoid extra work after a negative feedback result.</text:p>
          </table:table-cell>
          <table:covered-table-cell table:number-columns-repeated="3" table:style-name="ce79"/>
          <table:table-cell table:number-columns-repeated="248"/>
        </table:table-row>
        <table:table-row table:style-name="ro6">
          <table:table-cell table:style-name="ce6" office:value-type="string">
            <text:p>(if not listed, please type here:)</text:p>
          </table:table-cell>
          <table:table-cell table:style-name="ce24"/>
          <table:table-cell table:style-name="ce45" office:value-type="string">
            <office:annotation draw:style-name="gr5" draw:text-style-name="P2" svg:width="5.757cm" svg:height="5.573cm" svg:x="15.405cm" svg:y="4.88cm" draw:caption-point-x="-15.405cm" draw:caption-point-y="-4.88cm">
              <dc:creator>ME</dc:creator>
              <dc:date>2006-01-19T00:00:00</dc:date>
              <text:p text:style-name="P1"><text:span text:style-name="T1">This includes:</text:span> </text:p>
              <text:p text:style-name="P1"><text:span text:style-name="T1">- Lack of adherence to style guide instructions </text:span></text:p>
              <text:p text:style-name="P1"><text:span text:style-name="T1">- Use of colloquial style or style inappropriate to the context </text:span></text:p>
              <text:p text:style-name="P1"><text:span text:style-name="T1">- Translation too close to the source text.</text:span> </text:p>
              <text:p text:style-name="P1"><text:span text:style-name="T1">- Translation inconsistencies (e.g. mixture of imperative and infinitive forms in bulleted or numbered lists, etc.)</text:span> </text:p>
            </office:annotation>
            <text:p>StyleFluency (SF)</text:p>
          </table:table-cell>
          <table:table-cell table:style-name="ce56" table:formula="oooc:=COUNTIF([.E$22:.$E$501];&quot;StyleFluency&quot;)" office:value-type="float" office:value="8">
            <text:p>8</text:p>
          </table:table-cell>
          <table:covered-table-cell table:style-name="ce71"/>
          <table:covered-table-cell table:number-columns-repeated="3" table:style-name="ce72"/>
          <table:table-cell table:number-columns-repeated="248"/>
        </table:table-row>
        <table:table-row table:style-name="ro7">
          <table:table-cell table:style-name="ce5" office:value-type="string">
            <text:p>Product &amp; Version: <text:s/></text:p>
          </table:table-cell>
          <table:table-cell table:style-name="ce21" office:value-type="string">
            <text:p>Teaming 2.0 </text:p>
          </table:table-cell>
          <table:table-cell table:style-name="ce45" office:value-type="string">
            <office:annotation draw:style-name="gr3" draw:text-style-name="P2" svg:width="5.757cm" svg:height="5.847cm" svg:x="15.405cm" svg:y="5.537cm" draw:caption-point-x="-15.405cm" draw:caption-point-y="-5.537cm">
              <dc:creator>ME</dc:creator>
              <dc:date>2006-01-19T00:00:00</dc:date>
              <text:p text:style-name="P1"><text:span text:style-name="T1">This includes:</text:span> </text:p>
              <text:p text:style-name="P1"><text:span text:style-name="T1">- Typos and misspellings</text:span> </text:p>
              <text:p text:style-name="P1"><text:span text:style-name="T1">- Inadvertent errors not due to misunderstanding of source text</text:span> </text:p>
              <text:p text:style-name="P1"><text:span text:style-name="T1">- Double spacing</text:span> </text:p>
              <text:p text:style-name="P1"><text:span text:style-name="T1">- Double numeric vs single numeric (DBCS languages)</text:span> </text:p>
              <text:p text:style-name="P1"><text:span text:style-name="T1">- Double alphanumeric vs single alphanumeric (DBCS languages)</text:span> </text:p>
              <text:p text:style-name="P1"><text:span text:style-name="T1">- Format errors in the software (e.g. missing or redundant mnemonic character codes)</text:span> </text:p>
              <text:p text:style-name="P2"><text:span text:style-name="T1"/></text:p>
            </office:annotation>
            <text:p>Spelling (Sp)</text:p>
          </table:table-cell>
          <table:table-cell table:style-name="ce56" table:formula="oooc:=COUNTIF([.E$22:.$E$501];&quot;Spelling&quot;)" office:value-type="float" office:value="0">
            <text:p>0</text:p>
          </table:table-cell>
          <table:covered-table-cell table:number-columns-repeated="4" table:style-name="ce72"/>
          <table:table-cell table:number-columns-repeated="248"/>
        </table:table-row>
        <table:table-row table:style-name="ro6">
          <table:table-cell table:style-name="ce7" office:value-type="string" table:number-columns-spanned="1" table:number-rows-spanned="2">
            <office:annotation draw:style-name="gr1" draw:text-style-name="P2" svg:width="7.107cm" svg:height="4.395cm" svg:x="5.75cm" svg:y="6.107cm" draw:caption-point-x="-5.75cm" draw:caption-point-y="-6.107cm">
              <dc:date>2005-12-15T00:00:00</dc:date>
              <text:p text:style-name="P1"><text:span text:style-name="T1">Please specify the drop number (e.g., Drop1) and either of the following:</text:span></text:p>
              <text:p text:style-name="P1"><text:span text:style-name="T1">- Component name(s) (e.g. Install, Remote Viewer, YaST, etc.) </text:span></text:p>
              <text:p text:style-name="P1"><text:span text:style-name="T1">- File type (e.g. .one files, .po files, Java HTML, SGML, XML, HTMLHelp, etc.)</text:span></text:p>
            </office:annotation>
            <text:p>Component(s):</text:p>
          </table:table-cell>
          <table:table-cell table:style-name="ce21" office:value-type="string">
            <text:p>Drop 1</text:p>
          </table:table-cell>
          <table:table-cell table:style-name="ce47" office:value-type="string">
            <office:annotation draw:style-name="gr6" draw:text-style-name="P2" svg:width="6.237cm" svg:height="3.57cm" svg:x="15.405cm" svg:y="6.195cm" draw:caption-point-x="-15.405cm" draw:caption-point-y="-6.195cm">
              <dc:date>2005-12-15T00:00:00</dc:date>
              <text:p text:style-name="P1"><text:span text:style-name="T1">This includes:</text:span> </text:p>
              <text:p text:style-name="P1"><text:span text:style-name="T1">- Incorrect reference to software options/dialogs/messages </text:span></text:p>
              <text:p text:style-name="P1"><text:span text:style-name="T1">- Incorrect reference to manual titles/chapters/sections</text:span> </text:p>
              <text:p text:style-name="P1"><text:span text:style-name="T1">- Incorrect reference to help topics</text:span> </text:p>
            </office:annotation>
            <text:p>References (R)</text:p>
          </table:table-cell>
          <table:table-cell table:style-name="ce56" table:formula="oooc:=COUNTIF([.E$22:.$E$501];&quot;Reference&quot;)" office:value-type="float" office:value="0">
            <text:p>0</text:p>
          </table:table-cell>
          <table:covered-table-cell table:number-columns-repeated="4" table:style-name="ce72"/>
          <table:table-cell table:number-columns-repeated="248"/>
        </table:table-row>
        <table:table-row table:style-name="ro8">
          <table:covered-table-cell table:style-name="ce8"/>
          <table:table-cell table:style-name="ce21"/>
          <table:table-cell table:style-name="ce47" office:value-type="string">
            <office:annotation draw:style-name="gr7" draw:text-style-name="P2" svg:width="5.76cm" svg:height="4.367cm" svg:x="15.33cm" svg:y="6.332cm" draw:caption-point-x="-15.33cm" draw:caption-point-y="-6.332cm">
              <dc:date>2008-09-11T00:00:00</dc:date>
              <text:p text:style-name="P1"><text:span text:style-name="T1">This includes:</text:span> </text:p>
              <text:p text:style-name="P1"><text:span text:style-name="T1">- All those changes considered necessary to make the translation flows clearly and closer to local native language usage. <text:s/>This is not scored.</text:span> </text:p>
            </office:annotation>
            <text:p>Enhancement (E)</text:p>
          </table:table-cell>
          <table:table-cell table:style-name="ce57" table:formula="oooc:=COUNTIF([.E$22:.$E$501];&quot;Enhancement&quot;)" office:value-type="float" office:value="2">
            <text:p>2</text:p>
          </table:table-cell>
          <table:covered-table-cell table:number-columns-repeated="4" table:style-name="ce72"/>
          <table:table-cell table:number-columns-repeated="248"/>
        </table:table-row>
        <table:table-row table:style-name="ro8">
          <table:table-cell table:style-name="ce5" office:value-type="string" table:number-columns-spanned="1" table:number-rows-spanned="2">
            <text:p>Review Type:</text:p>
          </table:table-cell>
          <table:table-cell table:style-name="ce25" table:content-validation-name="val3" office:value-type="string">
            <text:p>Software</text:p>
          </table:table-cell>
          <table:table-cell table:style-name="ce48" office:value-type="string">
            <text:p>TOTAL SCORE:</text:p>
          </table:table-cell>
          <table:table-cell table:style-name="ce58" table:formula="oooc:=IF(OR(CELL(&quot;type&quot;;[.B18])=&quot;l&quot;;[.B13]=&quot;Click to select Review Type&quot;);&quot;Please make sure review type and volume data are specified.&quot;;['SCORING FORMULA'.B21])" office:value-type="float" office:value="91" table:number-columns-spanned="1" table:number-rows-spanned="2">
            <text:p>91</text:p>
          </table:table-cell>
          <table:covered-table-cell table:number-columns-repeated="4" table:style-name="ce72"/>
          <table:table-cell table:number-columns-repeated="248"/>
        </table:table-row>
        <table:table-row table:style-name="ro8">
          <table:covered-table-cell table:style-name="ce5"/>
          <table:table-cell table:style-name="ce24"/>
          <table:table-cell table:style-name="ce49"/>
          <table:covered-table-cell table:style-name="ce59"/>
          <table:covered-table-cell table:number-columns-repeated="4" table:style-name="ce72"/>
          <table:table-cell table:number-columns-repeated="248"/>
        </table:table-row>
        <table:table-row table:style-name="ro9">
          <table:table-cell table:style-name="ce5" office:value-type="string">
            <text:p>Total 'New/Changed' Words:</text:p>
          </table:table-cell>
          <table:table-cell table:style-name="ce26" office:value-type="float" office:value="11000">
            <text:p>11000</text:p>
          </table:table-cell>
          <table:table-cell table:style-name="ce49"/>
          <table:table-cell table:style-name="ce60"/>
          <table:covered-table-cell table:number-columns-repeated="4" table:style-name="ce72"/>
          <table:table-cell table:number-columns-repeated="248"/>
        </table:table-row>
        <table:table-row table:style-name="ro9">
          <table:table-cell table:style-name="ce5" office:value-type="string">
            <text:p>Actual Words Reviewed:</text:p>
          </table:table-cell>
          <table:table-cell table:style-name="ce26" office:value-type="float" office:value="6000">
            <text:p>6000</text:p>
          </table:table-cell>
          <table:table-cell table:style-name="ce49"/>
          <table:table-cell table:style-name="ce60"/>
          <table:covered-table-cell table:number-columns-repeated="4" table:style-name="ce72"/>
          <table:table-cell table:number-columns-repeated="248"/>
        </table:table-row>
        <table:table-row table:style-name="ro9" table:visibility="collapse">
          <table:table-cell table:style-name="ce5" office:value-type="string">
            <text:p>Max. # of error points:</text:p>
          </table:table-cell>
          <table:table-cell table:style-name="ce27" table:formula="oooc:=IF([.B13]=&quot;UA&quot;;[.B15]*0.001;[.B15]*0.0006)" office:value-type="float" office:value="6.6">
            <text:p>6,6</text:p>
          </table:table-cell>
          <table:table-cell table:style-name="ce49"/>
          <table:table-cell table:style-name="ce60"/>
          <table:covered-table-cell table:number-columns-repeated="4" table:style-name="ce72"/>
          <table:table-cell table:number-columns-repeated="248"/>
        </table:table-row>
        <table:table-row table:style-name="ro10">
          <table:table-cell table:style-name="ce5" office:value-type="string">
            <text:p>Percentage Reviewed:</text:p>
          </table:table-cell>
          <table:table-cell table:style-name="ce28" table:formula="oooc:=IF(OR(ISBLANK([.B15]);ISBLANK([.B16]));&quot;Please make sure all volume data are specified&quot;;IF([.B16]&gt;[.B15];&quot;Sample volume MUST be lower than or equal to total volume&quot;;[.B16]/[.B15]))" office:value-type="percentage" office:value="0.545454545454545">
            <text:p>55%</text:p>
          </table:table-cell>
          <table:table-cell table:style-name="ce50" office:value-type="string">
            <text:p>PASS/FAIL?</text:p>
          </table:table-cell>
          <table:table-cell table:style-name="ce61" table:formula="oooc:=IF(ISTEXT([.D13]);&quot; &quot;;IF([.D13]&gt;94;&quot;PASS&quot;;&quot;FAIL&quot;))" office:value-type="string" office:string-value="FAIL">
            <text:p>FAIL</text:p>
          </table:table-cell>
          <table:covered-table-cell table:number-columns-repeated="4" table:style-name="ce72"/>
          <table:table-cell table:number-columns-repeated="248"/>
        </table:table-row>
        <table:table-row table:style-name="ro11">
          <table:table-cell table:style-name="ce9" office:value-type="string" table:number-columns-spanned="8" table:number-rows-spanned="1">
            <text:p><text:s text:c="50"/><text:span text:style-name="T6"><text:s text:c="6"/></text:span><text:span text:style-name="T6">Pass threshold for all review types (Software, UA [doc &amp; help], Marketing, Education, Legal &amp; Web) = 95% <text:s text:c="56"/></text:span><text:span text:style-name="T6"><text:s text:c="2"/></text:span></text:p>
            <text:p><text:span text:style-name="T7">99 to </text:span><text:span text:style-name="T8">100% (Excellent 4); 96 to 98.9% (Satisfactory 3); 95% - 95.9% (Fair 2); 80% - 94.9% (Poor 1); Less than 80% <text:s/>(Unacceptable 0)</text:span></text:p>
          </table:table-cell>
          <table:covered-table-cell table:number-columns-repeated="7" table:style-name="ce29"/>
          <table:table-cell table:number-columns-repeated="248"/>
        </table:table-row>
        <table:table-row table:style-name="ro12">
          <table:table-cell table:style-name="ce10" office:value-type="string" table:number-columns-spanned="8" table:number-rows-spanned="1">
            <text:p>5. Corrections Details</text:p>
          </table:table-cell>
          <table:covered-table-cell table:number-columns-repeated="7" table:style-name="ce30"/>
          <table:table-cell table:number-columns-repeated="248"/>
        </table:table-row>
        <table:table-header-rows>
          <table:table-row table:style-name="ro13">
            <table:table-cell table:style-name="ce11" office:value-type="string">
              <text:p>FILE</text:p>
            </table:table-cell>
            <table:table-cell table:style-name="ce31" office:value-type="string">
              <text:p>SOURCE</text:p>
            </table:table-cell>
            <table:table-cell table:style-name="ce31" office:value-type="string">
              <text:p>TARGET</text:p>
            </table:table-cell>
            <table:table-cell table:style-name="ce31" office:value-type="string">
              <text:p>CHANGE TO</text:p>
            </table:table-cell>
            <table:table-cell table:style-name="ce31" table:content-validation-name="val5" office:value-type="string">
              <office:annotation draw:style-name="gr8" draw:text-style-name="P2" svg:width="2.819cm" svg:height="4.896cm" svg:x="22.01cm" svg:y="11.577cm" draw:caption-point-x="-22.01cm" draw:caption-point-y="-11.577cm">
                <dc:date>2008-10-22T00:00:00</dc:date>
                <text:p text:style-name="P1"><text:span text:style-name="T1">Valid choices are: </text:span></text:p>
                <text:p text:style-name="P2"><text:span text:style-name="T1"/></text:p>
                <text:p text:style-name="P1"><text:span text:style-name="T1">Mistranslation</text:span> </text:p>
                <text:p text:style-name="P1"><text:span text:style-name="T1">Terminology</text:span> </text:p>
                <text:p text:style-name="P1"><text:span text:style-name="T1">Grammar</text:span> </text:p>
                <text:p text:style-name="P1"><text:span text:style-name="T1">StyleFluency</text:span> </text:p>
                <text:p text:style-name="P1"><text:span text:style-name="T1">Spelling</text:span> </text:p>
                <text:p text:style-name="P1"><text:span text:style-name="T1">References</text:span></text:p>
                <text:p text:style-name="P1"><text:span text:style-name="T1">Enhancement</text:span></text:p>
              </office:annotation>
              <text:p>CATEGORY</text:p>
            </table:table-cell>
            <table:table-cell table:style-name="ce80"/>
            <table:table-cell table:style-name="ce31" office:value-type="string">
              <office:annotation draw:style-name="gr9" draw:text-style-name="P2" svg:width="5.971cm" svg:height="16.804cm" svg:x="27.643cm" svg:y="-0.133cm" draw:caption-point-x="-27.643cm" draw:caption-point-y="0.133cm">
                <dc:date>2006-03-16T00:00:00</dc:date>
                <text:p text:style-name="P1"><text:span text:style-name="T1">Valid choices are:</text:span> </text:p>
                <text:p text:style-name="P2"><text:span text:style-name="T1"/></text:p>
                <text:p text:style-name="P1"><text:span text:style-name="T3">High: </text:span></text:p>
                <text:p text:style-name="P1"><text:span text:style-name="T1">- Error that MUST be fixed</text:span> </text:p>
                <text:p text:style-name="P1"><text:span text:style-name="T1">- Highly visible error </text:span></text:p>
                <text:p text:style-name="P1"><text:span text:style-name="T1">- Target text contradicts source text</text:span> </text:p>
                <text:p text:style-name="P1"><text:span text:style-name="T1">- Target text entirely or partially in English (unless instructed to leave as is)</text:span> </text:p>
                <text:p text:style-name="P1"><text:span text:style-name="T1">- Repeated medium error in reviewed sample (repeated medium errors will be upgraded from Medium to High and rated only once) </text:span></text:p>
                <text:p text:style-name="P1"><text:span text:style-name="T1">- Repeated medium error from previous reviews</text:span> </text:p>
                <text:p text:style-name="P2"><text:span text:style-name="T1"/></text:p>
                <text:p text:style-name="P1"><text:span text:style-name="T3">Medium: </text:span></text:p>
                <text:p text:style-name="P1"><text:span text:style-name="T1">- Error that needs to be fixed</text:span> </text:p>
                <text:p text:style-name="P1"><text:span text:style-name="T1">- Meaning of target text differs from source text</text:span> </text:p>
                <text:p text:style-name="P1"><text:span text:style-name="T1">- Terminology differs from iTerm</text:span> </text:p>
                <text:p text:style-name="P1"><text:span text:style-name="T1">- Repeated minor error in reviewed sample (repeated minor errors will be upgraded from Minor to Medium and rated only once)</text:span> </text:p>
                <text:p text:style-name="P1"><text:span text:style-name="T1">- Repeated minor error from previous reviews</text:span> </text:p>
                <text:p text:style-name="P2"><text:span text:style-name="T1"/></text:p>
                <text:p text:style-name="P1"><text:span text:style-name="T3">Low: </text:span></text:p>
                <text:p text:style-name="P1"><text:span text:style-name="T1">- Error that should be fixed</text:span> </text:p>
                <text:p text:style-name="P1"><text:span text:style-name="T1">- Although the meaning is understood, the phrasing is incorrect.</text:span> </text:p>
              </office:annotation>
              <text:p>SEVERITY</text:p>
            </table:table-cell>
            <table:table-cell table:style-name="ce31" office:value-type="string">
              <text:p>NOTES TO TRANSLATOR</text:p>
            </table:table-cell>
            <table:table-cell table:style-name="ce31" office:value-type="string">
              <text:p>Aviary COMMENT</text:p>
            </table:table-cell>
            <table:table-cell table:number-columns-repeated="247"/>
          </table:table-row>
        </table:table-header-rows>
        <table:table-row table:style-name="ro14">
          <table:table-cell table:style-name="ce12"/>
          <table:table-cell table:style-name="ce32" office:value-type="string">
            <text:p><text:span text:style-name="T9">Access control</text:span><text:span text:style-name="T10">s</text:span></text:p>
          </table:table-cell>
          <table:table-cell table:style-name="ce51" office:value-type="string">
            <text:p>Dostęp do elementów sterowania</text:p>
          </table:table-cell>
          <table:table-cell table:style-name="ce51" office:value-type="string">
            <text:p>Elementy kontroli dostępu</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This is how <text:s/>the 'access control' appears throughout the file. The grammar of the source text is ambiguous so I do not count this as an error but my informed guess is 'Access' is not a verb but a noun here</text:p>
          </table:table-cell>
          <table:table-cell table:style-name="ce84" office:value-type="string">
            <text:p>Applied</text:p>
          </table:table-cell>
          <table:table-cell table:number-columns-repeated="247"/>
        </table:table-row>
        <table:table-row table:style-name="ro15">
          <table:table-cell table:style-name="ce12"/>
          <table:table-cell table:style-name="ce33" office:value-type="string">
            <text:p>entry</text:p>
          </table:table-cell>
          <table:table-cell table:style-name="ce52" office:value-type="string">
            <text:p>wpis</text:p>
          </table:table-cell>
          <table:table-cell table:style-name="ce52" office:value-type="string">
            <text:p>pozycja</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All but one translations in iTerm use 'pozycja' for 'entry'. Therefore I do not count it as error (there is one 'wpis' in iTerm) but I recommend a global change throughout the file.</text:p>
          </table:table-cell>
          <table:table-cell table:style-name="ce87" office:value-type="string">
            <text:p>?</text:p>
          </table:table-cell>
          <table:table-cell table:number-columns-repeated="247"/>
        </table:table-row>
        <table:table-row table:style-name="ro16">
          <table:table-cell table:style-name="ce12"/>
          <table:table-cell table:style-name="ce34" office:value-type="string">
            <text:p>Attachment(s)</text:p>
          </table:table-cell>
          <table:table-cell table:style-name="ce35" office:value-type="string">
            <text:p>Załącznik(i)</text:p>
          </table:table-cell>
          <table:table-cell table:style-name="ce62" office:value-type="string">
            <text:p>Załączniki</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Pls use the plural in 'alternative' singular/plural translations. This is a recommendation for better style (this convention is actually used in other occurences)</text:p>
          </table:table-cell>
          <table:table-cell table:style-name="ce84" office:value-type="string">
            <text:p>Applied</text:p>
          </table:table-cell>
          <table:table-cell table:number-columns-repeated="247"/>
        </table:table-row>
        <table:table-row table:style-name="ro17">
          <table:table-cell table:style-name="ce13"/>
          <table:table-cell table:style-name="ce35" office:value-type="string">
            <text:p>must be unique</text:p>
          </table:table-cell>
          <table:table-cell table:style-name="ce35" office:value-type="string">
            <text:p>musi być niepowtarzalna</text:p>
          </table:table-cell>
          <table:table-cell table:style-name="ce13" office:value-type="string">
            <text:p>musi być unikaln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I would rate this as low but the report worksheet makes me qualify this as a Medium error. Pls do consult iTerm frequently when translating</text:p>
          </table:table-cell>
          <table:table-cell table:style-name="ce84" office:value-type="string">
            <text:p>Applied</text:p>
          </table:table-cell>
          <table:table-cell table:number-columns-repeated="247"/>
        </table:table-row>
        <table:table-row table:style-name="ro18">
          <table:table-cell table:style-name="ce13"/>
          <table:table-cell table:style-name="ce13" office:value-type="string">
            <text:p>Custom Form JSP</text:p>
          </table:table-cell>
          <table:table-cell table:style-name="ce13" office:value-type="string">
            <text:p>Indywidualna strona JSP formularza</text:p>
          </table:table-cell>
          <table:table-cell table:style-name="ce13" office:value-type="string">
            <text:p>Niestandardowa strona JSP formularz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Also this is inconsistent with your translation in <text:s/>other occurrences</text:p>
          </table:table-cell>
          <table:table-cell table:style-name="ce84" office:value-type="string">
            <text:p>Applied</text:p>
          </table:table-cell>
          <table:table-cell table:number-columns-repeated="247"/>
        </table:table-row>
        <table:table-row table:style-name="ro13">
          <table:table-cell table:style-name="ce13"/>
          <table:table-cell table:style-name="ce13" office:value-type="string">
            <text:p>and view rendering</text:p>
          </table:table-cell>
          <table:table-cell table:style-name="ce13" office:value-type="string">
            <text:p><text:s/>i rysowania widoku</text:p>
          </table:table-cell>
          <table:table-cell table:style-name="ce13" office:value-type="string">
            <text:p><text:s/>i renderowania widoku</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text:p>
          </table:table-cell>
          <table:table-cell table:style-name="ce84" office:value-type="string">
            <text:p>Applied</text:p>
          </table:table-cell>
          <table:table-cell table:number-columns-repeated="247"/>
        </table:table-row>
        <table:table-row table:style-name="ro19">
          <table:table-cell table:style-name="ce13"/>
          <table:table-cell table:style-name="ce13" office:value-type="string">
            <text:p>Data item name</text:p>
          </table:table-cell>
          <table:table-cell table:style-name="ce13" office:value-type="string">
            <text:p>Nazwa wpisu danych</text:p>
          </table:table-cell>
          <table:table-cell table:style-name="ce13" office:value-type="string">
            <text:p>Nazwa elementu danych</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 - this is the only translation of 'item' in compound entries. The other translation - 'przesyłka' <text:s/>obviously relates to a different context so cannot be considered here as an alternative. Also it is inconsistent with other translations in the file</text:p>
          </table:table-cell>
          <table:table-cell table:style-name="ce84" office:value-type="string">
            <text:p>Applied</text:p>
          </table:table-cell>
          <table:table-cell table:number-columns-repeated="247"/>
        </table:table-row>
        <table:table-row table:style-name="ro20">
          <table:table-cell table:style-name="ce13"/>
          <table:table-cell table:style-name="ce35" office:value-type="string">
            <text:p>Default Locale</text:p>
          </table:table-cell>
          <table:table-cell table:style-name="ce13" office:value-type="string">
            <text:p>Domyślny język</text:p>
          </table:table-cell>
          <table:table-cell table:style-name="ce13" office:value-type="string">
            <text:p>Domyślna lokalizacj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Locale includes not only the language but also other settings specific to a locale - time and date, character sets etc. Pls see the iTerm translation and definition. The current iTerm translation may not be perfect but is better than the one used.</text:p>
          </table:table-cell>
          <table:table-cell table:style-name="ce84" office:value-type="string">
            <text:p>Applied</text:p>
          </table:table-cell>
          <table:table-cell table:number-columns-repeated="247"/>
        </table:table-row>
        <table:table-row table:style-name="ro21">
          <table:table-cell table:style-name="ce13"/>
          <table:table-cell table:style-name="ce13" office:value-type="string">
            <text:p>Milestone</text:p>
          </table:table-cell>
          <table:table-cell table:style-name="ce35" office:value-type="string">
            <text:p>Kamień milowy</text:p>
          </table:table-cell>
          <table:table-cell table:style-name="ce13" office:value-type="string">
            <text:p>Punkt kontrolny</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terminological suggestion to avoid a language cliche - pls consider this</text:p>
          </table:table-cell>
          <table:table-cell table:style-name="ce84" office:value-type="string">
            <text:p>Applied; PK to tłumaczenie MS project</text:p>
          </table:table-cell>
          <table:table-cell table:number-columns-repeated="247"/>
        </table:table-row>
        <table:table-row table:style-name="ro22">
          <table:table-cell table:style-name="ce13"/>
          <table:table-cell table:number-columns-repeated="2" table:style-name="ce13" office:value-type="string">
            <text:p>Div</text:p>
          </table:table-cell>
          <table:table-cell table:style-name="ce13" office:value-type="string">
            <text:p>Separator</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see the context but I suppose this string should be localized. Pls make sure there are no English 'left-overs' in the file</text:p>
          </table:table-cell>
          <table:table-cell table:style-name="ce87" office:value-type="string">
            <text:p>Left: apparent;y HTML element name</text:p>
          </table:table-cell>
          <table:table-cell table:number-columns-repeated="247"/>
        </table:table-row>
        <table:table-row table:style-name="ro23">
          <table:table-cell table:style-name="ce13"/>
          <table:table-cell table:style-name="ce36" office:value-type="string">
            <text:p>Notification on Entry Into This State</text:p>
          </table:table-cell>
          <table:table-cell table:style-name="ce13" office:value-type="string">
            <text:p>Powiadomienie przy wejściu do tego stanu</text:p>
          </table:table-cell>
          <table:table-cell table:style-name="ce13" office:value-type="string">
            <text:p>Powiadomienie przy przejściu do tego stan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suggestion for better style</text:p>
          </table:table-cell>
          <table:table-cell table:style-name="ce84" office:value-type="string">
            <text:p>Applied</text:p>
          </table:table-cell>
          <table:table-cell table:number-columns-repeated="247"/>
        </table:table-row>
        <table:table-row table:style-name="ro24">
          <table:table-cell table:style-name="ce13"/>
          <table:table-cell table:number-columns-repeated="2" table:style-name="ce35" office:value-type="string">
            <text:p>Fieldset</text:p>
          </table:table-cell>
          <table:table-cell table:style-name="ce13" office:value-type="string">
            <text:p>Zestaw pól</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check the context but I suppose this string should be localized. Pls make sure there are no English 'left-overs' in the file</text:p>
          </table:table-cell>
          <table:table-cell table:style-name="ce87" office:value-type="string">
            <text:p>Left: apparent;y HTML element name</text:p>
          </table:table-cell>
          <table:table-cell table:number-columns-repeated="247"/>
        </table:table-row>
        <table:table-row table:style-name="ro25">
          <table:table-cell table:style-name="ce13"/>
          <table:table-cell table:style-name="ce37" office:value-type="string">
            <text:p><text:span text:style-name="T9">Discussion</text:span><text:span text:style-name="T10"> Folder</text:span></text:p>
          </table:table-cell>
          <table:table-cell table:style-name="ce35" office:value-type="string">
            <text:p>Folder dyskusyjny</text:p>
          </table:table-cell>
          <table:table-cell table:style-name="ce13" office:value-type="string">
            <text:p>Folder dyskusji</text:p>
          </table:table-cell>
          <table:table-cell table:style-name="ce74" table:content-validation-name="val6" office:value-type="string">
            <text:p>Terminology</text:p>
          </table:table-cell>
          <table:table-cell table:style-name="ce75"/>
          <table:table-cell table:style-name="ce74" table:content-validation-name="val8" office:value-type="string">
            <text:p>Low</text:p>
          </table:table-cell>
          <table:table-cell table:style-name="ce13" office:value-type="string">
            <text:p>One translationof this string reads <text:s/>'folder dyskusji' and there are many occurences of <text:s/>'folder dyskusyjny' - terminological inconsistency. I would suggest choosing the 'folder dyskusji' to match translations for Disscussion Workspace, Disscussion Entry etc. Pls ensure consistency</text:p>
          </table:table-cell>
          <table:table-cell table:style-name="ce84" office:value-type="string">
            <text:p>Applied</text:p>
          </table:table-cell>
          <table:table-cell table:number-columns-repeated="247"/>
        </table:table-row>
        <table:table-row table:style-name="ro26">
          <table:table-cell table:style-name="ce13"/>
          <table:table-cell table:style-name="ce38"/>
          <table:table-cell table:style-name="ce35" office:value-type="string">
            <text:p>w osobistej liście</text:p>
          </table:table-cell>
          <table:table-cell table:style-name="ce13" office:value-type="string">
            <text:p><text:span text:style-name="T15">na </text:span><text:span text:style-name="T14">osobistej liście</text:span></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27">
          <table:table-cell table:style-name="ce13"/>
          <table:table-cell table:style-name="ce13" office:value-type="string">
            <text:p><text:s/>that summarizes tasks without requiring the user to open the Task folder.</text:p>
          </table:table-cell>
          <table:table-cell table:style-name="ce13" office:value-type="string">
            <text:p>z podsumowaniami zadań, umożliwiającymi podgląd bez otwierania folderu zadań</text:p>
          </table:table-cell>
          <table:table-cell table:style-name="ce13" office:value-type="string">
            <text:p>z podsumowaniami zadań umożliwiającymi podgląd bez otwierania folderu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28">
          <table:table-cell table:style-name="ce13"/>
          <table:table-cell table:style-name="ce13" office:value-type="string">
            <text:p>containing linked web pages</text:p>
          </table:table-cell>
          <table:table-cell table:style-name="ce13" office:value-type="string">
            <text:p>zawierający połączone strony internetowe</text:p>
          </table:table-cell>
          <table:table-cell table:style-name="ce13" office:value-type="string">
            <text:p>zawierający połączone strony ww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this was aterminological change requested by Aviary)</text:p>
          </table:table-cell>
          <table:table-cell table:style-name="ce84" office:value-type="string">
            <text:p>Applied; Note: Aviary requested change from “Strona sieci Web”</text:p>
          </table:table-cell>
          <table:table-cell table:number-columns-repeated="247"/>
        </table:table-row>
        <table:table-row table:style-name="ro29">
          <table:table-cell table:style-name="ce13"/>
          <table:table-cell table:style-name="ce13" office:value-type="string">
            <text:p>in one or more Task folders.</text:p>
          </table:table-cell>
          <table:table-cell table:style-name="ce13" office:value-type="string">
            <text:p>w jednym lub więcej folderach zadań</text:p>
          </table:table-cell>
          <table:table-cell table:style-name="ce63" office:value-type="string">
            <text:p>w folderze lub folderach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Otherwise the sentence is ungrammatical</text:p>
          </table:table-cell>
          <table:table-cell table:style-name="ce84" office:value-type="string">
            <text:p>Applied</text:p>
          </table:table-cell>
          <table:table-cell table:number-columns-repeated="247"/>
        </table:table-row>
        <table:table-row table:style-name="ro30">
          <table:table-cell table:style-name="ce13"/>
          <table:table-cell table:style-name="ce13" office:value-type="string">
            <text:p>in a graphical format such as .JPG and .PNG</text:p>
          </table:table-cell>
          <table:table-cell table:style-name="ce13" office:value-type="string">
            <text:p>w formatach graficznych takich jak .JPG czy .PNG</text:p>
          </table:table-cell>
          <table:table-cell table:style-name="ce13" office:value-type="string">
            <text:p>w formatach graficznych takich jak JPG czy PNG</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See Novell's Style Guide</text:p>
          </table:table-cell>
          <table:table-cell table:style-name="ce84" office:value-type="string">
            <text:p>Applied</text:p>
          </table:table-cell>
          <table:table-cell table:number-columns-repeated="247"/>
        </table:table-row>
        <table:table-row table:style-name="ro31">
          <table:table-cell table:style-name="ce13"/>
          <table:table-cell table:style-name="ce13" office:value-type="string">
            <text:p>A guestbook folder is a simple place that individuals can "sign," indicating that they have visited a user's Personal Workspace. </text:p>
          </table:table-cell>
          <table:table-cell table:style-name="ce13" office:value-type="string">
            <text:p>Folder księgi gości to miejsce, w którym mogą się wpisać osoby, które odwiedziły osobisty obszar roboczy danego użytkownika.</text:p>
          </table:table-cell>
          <table:table-cell table:style-name="ce13" office:value-type="string">
            <text:p>Folder księgi gości to miejsce, gdzie mogą się wpisać osoby, które odwiedziły osobisty obszar roboczy danego użytkownika.</text:p>
          </table:table-cell>
          <table:table-cell table:style-name="ce74" table:content-validation-name="val6" office:value-type="string">
            <text:p>Enhancement</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32">
          <table:table-cell table:style-name="ce13"/>
          <table:table-cell table:style-name="ce13" office:value-type="string">
            <text:p>via normal file sharing mechanisms</text:p>
          </table:table-cell>
          <table:table-cell table:style-name="ce13" office:value-type="string">
            <text:p>za pomocą normalnych mechanizmów współdzielenia plików</text:p>
          </table:table-cell>
          <table:table-cell table:style-name="ce13" office:value-type="string">
            <text:p>za pomocą normalnych mechanizmów współużytkowania plikó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This occurency fixed; Verb “to share” translation unclear</text:p>
          </table:table-cell>
          <table:table-cell table:number-columns-repeated="247"/>
        </table:table-row>
        <table:table-row table:style-name="ro33">
          <table:table-cell table:style-name="ce13"/>
          <table:table-cell table:style-name="ce39" office:value-type="string">
            <text:p>While you can create </text:p>
          </table:table-cell>
          <table:table-cell table:style-name="ce13" office:value-type="string">
            <text:p>Mimo, że można tworzyć</text:p>
          </table:table-cell>
          <table:table-cell table:style-name="ce13" office:value-type="string">
            <text:p>Mimo że można tworzyć</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34">
          <table:table-cell table:style-name="ce13"/>
          <table:table-cell table:style-name="ce13" office:value-type="string">
            <text:p>are a "mashup" of material </text:p>
          </table:table-cell>
          <table:table-cell table:style-name="ce53" office:value-type="string">
            <text:p><text:span text:style-name="T14">są "</text:span><text:span text:style-name="T9">miksem</text:span><text:span text:style-name="T10">" treści z całej witryny</text:span></text:p>
          </table:table-cell>
          <table:table-cell table:style-name="ce13" office:value-type="string">
            <text:p>zawierają różnego typu zawartość z całej witryny</text:p>
          </table:table-cell>
          <table:table-cell table:style-name="ce74" table:content-validation-name="val6" office:value-type="string">
            <text:p>StyleFluency</text:p>
          </table:table-cell>
          <table:table-cell table:style-name="ce75"/>
          <table:table-cell table:style-name="ce74" table:content-validation-name="val8" office:value-type="string">
            <text:p>Medium</text:p>
          </table:table-cell>
          <table:table-cell table:style-name="ce13" office:value-type="string">
            <text:p><text:span text:style-name="T15">Novell SG: </text:span><text:span text:style-name="T17">Do not use</text:span></text:p>
            <text:p><text:span text:style-name="T17">quotes, single or double. When you encounter double quotes, e.g. like “Content and Index”, remove them in the translation. Pls apply globally - this is a recurring error</text:span></text:p>
          </table:table-cell>
          <table:table-cell table:style-name="ce84" office:value-type="string">
            <text:p>Applied</text:p>
          </table:table-cell>
          <table:table-cell table:number-columns-repeated="247"/>
        </table:table-row>
        <table:table-row table:style-name="ro35">
          <table:table-cell table:style-name="ce13"/>
          <table:table-cell table:style-name="ce13" office:value-type="string">
            <text:p>to display helpful hints or links to popular information</text:p>
          </table:table-cell>
          <table:table-cell table:style-name="ce13" office:value-type="string">
            <text:p>do wyświetlania przydatnych podpowiedzi lub odnośników do popularnych informacji.</text:p>
          </table:table-cell>
          <table:table-cell table:style-name="ce13" office:value-type="string">
            <text:p>do wyświetlania przydatnych podpowiedzi lub łączy do popularnych informacji.</text:p>
          </table:table-cell>
          <table:table-cell table:style-name="ce75" table:content-validation-name="val6" office:value-type="string">
            <text:p>Terminology</text:p>
          </table:table-cell>
          <table:table-cell table:style-name="ce74"/>
          <table:table-cell table:style-name="ce75" table:content-validation-name="val8" office:value-type="string">
            <text:p>High</text:p>
          </table:table-cell>
          <table:table-cell table:style-name="ce13" office:value-type="string">
            <text:p>See iTerm. Multiple occurrences</text:p>
          </table:table-cell>
          <table:table-cell table:style-name="ce87"/>
          <table:table-cell table:number-columns-repeated="247"/>
        </table:table-row>
        <table:table-row table:style-name="ro36">
          <table:table-cell table:style-name="ce13"/>
          <table:table-cell table:style-name="ce35" office:value-type="string">
            <text:p>use custom jsp field</text:p>
          </table:table-cell>
          <table:table-cell table:style-name="ce13" office:value-type="string">
            <text:p>proszę użyć pola niestandardowe jsp</text:p>
          </table:table-cell>
          <table:table-cell table:style-name="ce13" office:value-type="string">
            <text:p>proszę użyć pola niestandardowego JSP</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 reference to field name “Niestandardowa strona JSP”</text:p>
          </table:table-cell>
          <table:table-cell table:number-columns-repeated="247"/>
        </table:table-row>
        <table:table-row table:style-name="ro37">
          <table:table-cell table:style-name="ce13"/>
          <table:table-cell table:style-name="ce36" office:value-type="string">
            <text:p>Background Actions Will Run in the Context Of:</text:p>
          </table:table-cell>
          <table:table-cell table:style-name="ce36" office:value-type="string">
            <text:p>Działania w tle będą działać w kontekście:</text:p>
          </table:table-cell>
          <table:table-cell table:style-name="ce13" office:value-type="string">
            <text:p>Działania w tle będą realizowane w następującym kontekście:</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This is non-rated but very important. When you add the word 'następujący' here you can then use nominative case in the list items. Pls use this form and the also add 'następujący' in string 516. This will allow you to keep the nominative case in string 517-19. As we cannot be sure if these two are not displayed in other contexts it is better to keep them in the nominative</text:p>
          </table:table-cell>
          <table:table-cell table:style-name="ce84" office:value-type="string">
            <text:p>Applied</text:p>
          </table:table-cell>
          <table:table-cell table:number-columns-repeated="247"/>
        </table:table-row>
        <table:table-row table:style-name="ro38">
          <table:table-cell table:style-name="ce13"/>
          <table:table-cell table:style-name="ce35" office:value-type="string">
            <text:p>View the Folder</text:p>
          </table:table-cell>
          <table:table-cell table:style-name="ce13" office:value-type="string">
            <text:p>Wyświetl folder</text:p>
          </table:table-cell>
          <table:table-cell table:style-name="ce13" office:value-type="string">
            <text:p>Wyświetlanie folder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Entries 575-578 are translated as as gerunds (manage=zarządzanie), and entries 579-81) as verbs (view=wyświetl). I think the grammatical form should be consistent in all those entries</text:p>
          </table:table-cell>
          <table:table-cell table:style-name="ce84" office:value-type="string">
            <text:p>Applied</text:p>
          </table:table-cell>
          <table:table-cell table:number-columns-repeated="247"/>
        </table:table-row>
        <table:table-row table:style-name="ro39">
          <table:table-cell table:style-name="ce13"/>
          <table:table-cell table:style-name="ce40" office:value-type="string">
            <text:p>Note: {0} ({1}) has been designated as the default site administrator with privileges to perform any task on any workspace or folder.</text:p>
          </table:table-cell>
          <table:table-cell table:style-name="ce13" office:value-type="string">
            <text:p>wykonywanie dowolnych czynności na dowolnym obszarze roboczym lub folderze.</text:p>
          </table:table-cell>
          <table:table-cell table:style-name="ce13" office:value-type="string">
            <text:p>wykonywanie dowolnych czynności w dowolnym obszarze roboczym lub folderze.</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I see difference between “in the folder” and “on the folder” (one to one rule?)</text:p>
          </table:table-cell>
          <table:table-cell table:number-columns-repeated="247"/>
        </table:table-row>
        <table:table-row table:style-name="ro40">
          <table:table-cell table:style-name="ce13"/>
          <table:table-cell table:style-name="ce13" office:value-type="string">
            <text:p>Tooltip </text:p>
          </table:table-cell>
          <table:table-cell table:style-name="ce13" office:value-type="string">
            <text:p>Podpowiedź</text:p>
          </table:table-cell>
          <table:table-cell table:style-name="ce13" office:value-type="string">
            <text:p>Etykieta narzędzia</text:p>
          </table:table-cell>
          <table:table-cell table:style-name="ce74" table:content-validation-name="val6" office:value-type="string">
            <text:p>Enhancement</text:p>
          </table:table-cell>
          <table:table-cell table:style-name="ce75"/>
          <table:table-cell table:style-name="ce74" table:content-validation-name="val8" office:value-type="string">
            <text:p>N/R</text:p>
          </table:table-cell>
          <table:table-cell table:style-name="ce13" office:value-type="string">
            <text:p>This is not in iTerm but I recommend using this translation</text:p>
          </table:table-cell>
          <table:table-cell table:style-name="ce84" office:value-type="string">
            <text:p>Applied</text:p>
          </table:table-cell>
          <table:table-cell table:number-columns-repeated="247"/>
        </table:table-row>
        <table:table-row table:style-name="ro41">
          <table:table-cell table:style-name="ce13"/>
          <table:table-cell table:style-name="ce13" office:value-type="string">
            <text:p>Request Application-scoped Token</text:p>
          </table:table-cell>
          <table:table-cell table:style-name="ce13" office:value-type="string">
            <text:p>Zażądaj token w zakresie aplikacji</text:p>
          </table:table-cell>
          <table:table-cell table:style-name="ce13" office:value-type="string">
            <text:p>Zażądaj tokena w zakresie aplikacji</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2">
          <table:table-cell table:style-name="ce13"/>
          <table:table-cell table:style-name="ce41" office:value-type="string">
            <text:p><text:span text:style-name="T11">Transition</text:span><text:span text:style-name="T12"> to:</text:span></text:p>
          </table:table-cell>
          <table:table-cell table:style-name="ce54" office:value-type="string">
            <text:p>Zmiana na:</text:p>
          </table:table-cell>
          <table:table-cell table:style-name="ce13" office:value-type="string">
            <text:p>Przejście do:</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nconsistent terminology used in different entries. Please search the file for 'transition'</text:p>
          </table:table-cell>
          <table:table-cell table:style-name="ce84" office:value-type="string">
            <text:p>Applied</text:p>
          </table:table-cell>
          <table:table-cell table:number-columns-repeated="247"/>
        </table:table-row>
        <table:table-row table:style-name="ro43">
          <table:table-cell table:style-name="ce13"/>
          <table:table-cell table:style-name="ce13" office:value-type="string">
            <text:p>Entry Types</text:p>
          </table:table-cell>
          <table:table-cell table:style-name="ce13" office:value-type="string">
            <text:p>Typy wpisu</text:p>
          </table:table-cell>
          <table:table-cell table:style-name="ce13" office:value-type="string">
            <text:p>Typy wpisów</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Please see the translation of string 2656 - keep consistency of grammar forms</text:p>
          </table:table-cell>
          <table:table-cell table:style-name="ce84" office:value-type="string">
            <text:p>Applied</text:p>
          </table:table-cell>
          <table:table-cell table:number-columns-repeated="247"/>
        </table:table-row>
        <table:table-row table:style-name="ro32">
          <table:table-cell table:style-name="ce13"/>
          <table:table-cell table:style-name="ce40" office:value-type="string">
            <text:p>Workflow state modified on comment</text:p>
          </table:table-cell>
          <table:table-cell table:style-name="ce13" office:value-type="string">
            <text:p>Stan przepływu pracy został zmieniony podczas komentarza</text:p>
          </table:table-cell>
          <table:table-cell table:style-name="ce13" office:value-type="string">
            <text:p>Stan przepływu pracy został zmieniony po utworzeniu komentarza</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4">
          <table:table-cell table:style-name="ce13"/>
          <table:table-cell table:style-name="ce13" office:value-type="string">
            <text:p>Workflow state modified</text:p>
          </table:table-cell>
          <table:table-cell table:style-name="ce13" office:value-type="string">
            <text:p>Zmodyfikowany stan przepływu pracy</text:p>
          </table:table-cell>
          <table:table-cell table:style-name="ce13" office:value-type="string">
            <text:p>Zmodyfikowano stan przepływu pracy</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text:span text:style-name="T15">Alternative: S</text:span><text:span text:style-name="T18">tan przepływu pracy został zmodyfikowany. See string 2662 - that one is translated correctly</text:span></text:p>
          </table:table-cell>
          <table:table-cell table:style-name="ce84" office:value-type="string">
            <text:p>Applied</text:p>
          </table:table-cell>
          <table:table-cell table:number-columns-repeated="247"/>
        </table:table-row>
        <table:table-row table:style-name="ro45">
          <table:table-cell table:style-name="ce13"/>
          <table:table-cell table:style-name="ce42" office:value-type="string">
            <text:p>More than one accessory panel was found in the user workspace</text:p>
          </table:table-cell>
          <table:table-cell table:style-name="ce55" office:value-type="string">
            <text:p>więcej niż jeden paneli dodatkowych</text:p>
          </table:table-cell>
          <table:table-cell table:style-name="ce13" office:value-type="string">
            <text:p>więcej niż jeden panel dodatkowy</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6">
          <table:table-cell table:style-name="ce13"/>
          <table:table-cell table:style-name="ce13" office:value-type="string">
            <text:p>Announcement</text:p>
          </table:table-cell>
          <table:table-cell table:style-name="ce13" office:value-type="string">
            <text:p>Zawiadamianie</text:p>
          </table:table-cell>
          <table:table-cell table:style-name="ce13" office:value-type="string">
            <text:p>Powiadomienie</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translation of the word 'announcement/announce' in the 3 consecutive strings: 2667-2669. In each of them it is translated in a different way. Please maintain terminological consistency</text:p>
          </table:table-cell>
          <table:table-cell table:style-name="ce84" office:value-type="string">
            <text:p>Applied</text:p>
          </table:table-cell>
          <table:table-cell table:number-columns-repeated="247"/>
        </table:table-row>
        <table:table-row table:style-name="ro47">
          <table:table-cell table:style-name="ce13"/>
          <table:table-cell table:style-name="ce41" office:value-type="string">
            <text:p><text:span text:style-name="T13">Also delete the user workspace, all of its folders, sub-folders and entries including source content if any folders or sub-folders are </text:span><text:span text:style-name="T11">mirrored folder</text:span><text:span text:style-name="T12">s.</text:span></text:p>
          </table:table-cell>
          <table:table-cell table:style-name="ce13" office:value-type="string">
            <text:p>Jeśli któryś z folderów lub podfolderów jest kopią, proszę usunąć także obszar roboczy użytkownika, wszystkie foldery z obszaru, podfoldery i wpisy, łącznie z zawartością źródłową.</text:p>
          </table:table-cell>
          <table:table-cell table:style-name="ce13" office:value-type="string">
            <text:p>Jeśli któryś z folderów lub podfolderów jest folderem lustrzanym, proszę usunąć także obszar roboczy użytkownika, wszystkie foldery z obszaru, podfoldery i wpisy, łącznie z zawartością źródłową.</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Please check the translation of 'mirrored folder' in other occurrences. It has been translated as 'folder lustrzany', 'kopia lustrzana' or 'kopia'. Pls make sure consistency is maintained within the entire file</text:p>
          </table:table-cell>
          <table:table-cell table:style-name="ce84" office:value-type="string">
            <text:p>Applied</text:p>
          </table:table-cell>
          <table:table-cell table:number-columns-repeated="247"/>
        </table:table-row>
        <table:table-row table:style-name="ro42">
          <table:table-cell table:style-name="ce13"/>
          <table:table-cell table:style-name="ce13" office:value-type="string">
            <text:p>Authentication failure, please get a new URL for this feed.</text:p>
          </table:table-cell>
          <table:table-cell table:style-name="ce13" office:value-type="string">
            <text:p>Uwierzytelnienie nie powiodło się; proszę wziąć nowy URL dla tego kanału.</text:p>
          </table:table-cell>
          <table:table-cell table:style-name="ce13" office:value-type="string">
            <text:p>Uwierzytel<text:span text:style-name="T16">nia</text:span>nie nie powiodło się; proszę <text:span text:style-name="T16">uzyskać</text:span> nowy URL dla tego kanału.</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30">
          <table:table-cell table:style-name="ce13"/>
          <table:table-cell table:style-name="ce13" office:value-type="string">
            <text:p>It is {0} in {1}</text:p>
          </table:table-cell>
          <table:table-cell table:style-name="ce13" office:value-type="string">
            <text:p>Jest to {0} w {1}</text:p>
          </table:table-cell>
          <table:table-cell table:style-name="ce13" office:value-type="string">
            <text:p>Jest godzina {0} w strefie czasowej {1}</text:p>
          </table:table-cell>
          <table:table-cell table:style-name="ce74" table:content-validation-name="val6" office:value-type="string">
            <text:p>Mistranslation</text:p>
          </table:table-cell>
          <table:table-cell table:style-name="ce75"/>
          <table:table-cell table:style-name="ce74" table:content-validation-name="val8" office:value-type="string">
            <text:p>Medium</text:p>
          </table:table-cell>
          <table:table-cell table:style-name="ce13" office:value-type="string">
            <text:p>See this string's ID - it is an important hint</text:p>
          </table:table-cell>
          <table:table-cell table:style-name="ce84" office:value-type="string">
            <text:p>Applied</text:p>
          </table:table-cell>
          <table:table-cell table:number-columns-repeated="247"/>
        </table:table-row>
        <table:table-row table:style-name="ro48">
          <table:table-cell table:style-name="ce13"/>
          <table:table-cell table:style-name="ce13" office:value-type="string">
            <text:p>This will overwrite your existing overrides</text:p>
          </table:table-cell>
          <table:table-cell table:style-name="ce13" office:value-type="string">
            <text:p>Spowoduje to nadpisanie istniejących wymuszeń.</text:p>
          </table:table-cell>
          <table:table-cell table:style-name="ce13" office:value-type="string">
            <text:p>Spowoduje to zastąpienie istniejących wymuszeń.</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Applied</text:p>
          </table:table-cell>
          <table:table-cell table:style-name="ce84"/>
          <table:table-cell table:number-columns-repeated="246"/>
        </table:table-row>
        <table:table-row table:style-name="ro2" table:number-rows-repeated="3">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
          <table:table-cell table:style-name="ce14" table:number-columns-repeated="4"/>
          <table:table-cell table:style-name="ce77" table:content-validation-name="val6"/>
          <table:table-cell table:style-name="ce77"/>
          <table:table-cell table:style-name="ce77" table:content-validation-name="val8"/>
          <table:table-cell table:style-name="ce14"/>
          <table:table-cell table:style-name="ce88"/>
          <table:table-cell table:number-columns-repeated="247"/>
        </table:table-row>
        <table:table-row table:style-name="ro2" table:number-rows-repeated="7">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table-cell table:style-name="ce14" table:number-columns-repeated="4"/>
          <table:table-cell table:style-name="ce78" table:content-validation-name="val6"/>
          <table:table-cell table:style-name="ce82"/>
          <table:table-cell table:style-name="ce78" table:content-validation-name="val8"/>
          <table:table-cell table:style-name="ce85"/>
          <table:table-cell table:style-name="ce88"/>
          <table:table-cell table:number-columns-repeated="247"/>
        </table:table-row>
        <table:table-row table:style-name="ro2" table:number-rows-repeated="74">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65">
          <table:table-cell table:style-name="ce15" table:number-columns-repeated="4"/>
          <table:table-cell table:style-name="ce76" table:content-validation-name="val6"/>
          <table:table-cell table:style-name="ce77"/>
          <table:table-cell table:style-name="ce76" table:content-validation-name="val8"/>
          <table:table-cell table:style-name="ce15"/>
          <table:table-cell table:style-name="ce88"/>
          <table:table-cell table:number-columns-repeated="247"/>
        </table:table-row>
        <table:table-row table:style-name="ro2" table:number-rows-repeated="89">
          <table:table-cell table:style-name="ce15" table:number-columns-repeated="4"/>
          <table:table-cell table:style-name="ce14" table:content-validation-name="val7"/>
          <table:table-cell table:style-name="ce15"/>
          <table:table-cell table:style-name="ce14" table:content-validation-name="val9"/>
          <table:table-cell table:style-name="ce15"/>
          <table:table-cell table:style-name="ce88"/>
          <table:table-cell table:number-columns-repeated="247"/>
        </table:table-row>
        <table:table-row table:style-name="ro2">
          <table:table-cell/>
          <table:table-cell table:style-name="ce43" office:value-type="string">
            <text:p>Software</text:p>
          </table:table-cell>
          <table:table-cell table:number-columns-repeated="2"/>
          <table:table-cell table:style-name="ce43" office:value-type="string">
            <text:p>Mistranslation</text:p>
          </table:table-cell>
          <table:table-cell table:style-name="ce43"/>
          <table:table-cell table:style-name="ce43" office:value-type="string">
            <text:p>High</text:p>
          </table:table-cell>
          <table:table-cell table:number-columns-repeated="249"/>
        </table:table-row>
        <table:table-row table:style-name="ro2">
          <table:table-cell/>
          <table:table-cell table:style-name="ce43" office:value-type="string">
            <text:p>UA</text:p>
          </table:table-cell>
          <table:table-cell table:number-columns-repeated="2"/>
          <table:table-cell table:style-name="ce43" office:value-type="string">
            <text:p>Terminology</text:p>
          </table:table-cell>
          <table:table-cell table:style-name="ce43"/>
          <table:table-cell table:style-name="ce43" office:value-type="string">
            <text:p>Medium</text:p>
          </table:table-cell>
          <table:table-cell table:number-columns-repeated="249"/>
        </table:table-row>
        <table:table-row table:style-name="ro2">
          <table:table-cell/>
          <table:table-cell table:style-name="ce43" office:value-type="string">
            <text:p>Legal</text:p>
          </table:table-cell>
          <table:table-cell table:number-columns-repeated="2"/>
          <table:table-cell table:style-name="ce43" office:value-type="string">
            <text:p>Grammar</text:p>
          </table:table-cell>
          <table:table-cell table:style-name="ce43"/>
          <table:table-cell table:style-name="ce43" office:value-type="string">
            <text:p>Low</text:p>
          </table:table-cell>
          <table:table-cell table:number-columns-repeated="249"/>
        </table:table-row>
        <table:table-row table:style-name="ro2">
          <table:table-cell/>
          <table:table-cell table:style-name="ce43" office:value-type="string">
            <text:p>Marketing</text:p>
          </table:table-cell>
          <table:table-cell table:number-columns-repeated="2"/>
          <table:table-cell table:style-name="ce43" office:value-type="string">
            <text:p>StyleFluency</text:p>
          </table:table-cell>
          <table:table-cell table:style-name="ce43"/>
          <table:table-cell table:style-name="ce43" office:value-type="string">
            <text:p>N/R</text:p>
          </table:table-cell>
          <table:table-cell table:number-columns-repeated="249"/>
        </table:table-row>
        <table:table-row table:style-name="ro2">
          <table:table-cell/>
          <table:table-cell table:style-name="ce43" office:value-type="string">
            <text:p>Web</text:p>
          </table:table-cell>
          <table:table-cell table:number-columns-repeated="2"/>
          <table:table-cell table:style-name="ce43" office:value-type="string">
            <text:p>Spelling</text:p>
          </table:table-cell>
          <table:table-cell table:style-name="ce43" table:number-columns-repeated="2"/>
          <table:table-cell table:number-columns-repeated="249"/>
        </table:table-row>
        <table:table-row table:style-name="ro2">
          <table:table-cell/>
          <table:table-cell table:style-name="ce43" office:value-type="string">
            <text:p>Education</text:p>
          </table:table-cell>
          <table:table-cell table:number-columns-repeated="2"/>
          <table:table-cell table:style-name="ce43" office:value-type="string">
            <text:p>Reference</text:p>
          </table:table-cell>
          <table:table-cell table:style-name="ce43" table:number-columns-repeated="2"/>
          <table:table-cell table:number-columns-repeated="249"/>
        </table:table-row>
        <table:table-row table:style-name="ro2">
          <table:table-cell table:number-columns-repeated="4"/>
          <table:table-cell table:style-name="ce43" office:value-type="string">
            <text:p>Enhancement</text:p>
          </table:table-cell>
          <table:table-cell table:style-name="ce43" table:number-columns-repeated="2"/>
          <table:table-cell table:number-columns-repeated="249"/>
        </table:table-row>
        <table:table-row table:style-name="ro2" table:number-rows-repeated="31492">
          <table:table-cell table:number-columns-repeated="256"/>
        </table:table-row>
        <table:table-row table:style-name="ro2">
          <table:table-cell table:number-columns-repeated="256"/>
        </table:table-row>
      </table:table>
      <table:table table:name="SCORING FORMULA" table:style-name="ta2" table:print="false">
        <table:table-column table:style-name="co8" table:default-cell-style-name="ce113"/>
        <table:table-column table:style-name="co9" table:default-cell-style-name="ce134"/>
        <table:table-column table:style-name="co9" table:number-columns-repeated="7" table:default-cell-style-name="ce143"/>
        <table:table-column table:style-name="co10" table:number-columns-repeated="2" table:default-cell-style-name="ce143"/>
        <table:table-column table:style-name="co11" table:number-columns-repeated="242" table:default-cell-style-name="ce143"/>
        <table:table-column table:style-name="co11" table:number-columns-repeated="3" table:default-cell-style-name="Default"/>
        <table:table-row table:style-name="ro2">
          <table:table-cell table:style-name="Default" table:number-columns-repeated="4"/>
          <table:table-cell table:style-name="ce136"/>
          <table:table-cell table:style-name="ce152" office:value-type="string">
            <text:p>Product:</text:p>
          </table:table-cell>
          <table:table-cell table:style-name="ce157" table:formula="oooc:=IF(ISBLANK(['LC REVIEW SUMMARY'.B9]);&quot; &quot;;['LC REVIEW SUMMARY'.B9])" office:value-type="string" office:string-value=" ">
            <text:p><text:s/></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49">
          <table:table-cell table:style-name="ce90" office:value-type="string">
            <text:p>New/changed words</text:p>
          </table:table-cell>
          <table:table-cell table:style-name="ce114" table:formula="oooc:=['LC REVIEW SUMMARY'.B15]" office:value-type="float" office:value="11000">
            <text:p>11000</text:p>
          </table:table-cell>
          <table:table-cell table:style-name="ce135" table:number-columns-repeated="2"/>
          <table:table-cell table:style-name="ce136"/>
          <table:table-cell table:style-name="ce152" office:value-type="string">
            <text:p>Language:</text:p>
          </table:table-cell>
          <table:table-cell table:style-name="ce158" table:formula="oooc:=IF(['LC REVIEW SUMMARY'.B8]=&quot;Click to select language&quot;;&quot; &quot;;IF(AND(['LC REVIEW SUMMARY'.B8]=&quot;Other (Please enter below)&quot;;ISBLANK(['LC REVIEW SUMMARY'.B9]));&quot; &quot;;IF(AND(['LC REVIEW SUMMARY'.B8]=&quot;Other (Please enter below)&quot;;ISTEXT(['LC REVIEW SUMMARY'.B9]));['LC REVIEW SUMMARY'.B9];['LC REVIEW SUMMARY'.B8])))" office:value-type="string" office:string-value="Polish">
            <text:p>Polish</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2">
          <table:table-cell table:style-name="ce91" office:value-type="string">
            <text:p>Sample size :</text:p>
          </table:table-cell>
          <table:table-cell table:style-name="ce115" table:formula="oooc:=['LC REVIEW SUMMARY'.B16]" office:value-type="float" office:value="6000">
            <text:p>6000</text:p>
          </table:table-cell>
          <table:table-cell table:style-name="ce136" table:number-columns-repeated="3"/>
          <table:table-cell table:style-name="ce152" office:value-type="string">
            <text:p>Reviewer:</text:p>
          </table:table-cell>
          <table:table-cell table:style-name="ce157" table:formula="oooc:=IF(['LC REVIEW SUMMARY'.B2]=&quot;&lt;LC name goes here&gt;&quot;;&quot;  &quot;;['LC REVIEW SUMMARY'.B2])" office:value-type="string" office:string-value="Piotr Domanski">
            <text:p>Piotr Domanski</text:p>
          </table:table-cell>
          <table:table-cell table:style-name="Default" table:number-columns-repeated="2"/>
          <table:table-cell table:style-name="ce136" table:number-columns-repeated="244"/>
          <table:table-cell table:number-columns-repeated="3"/>
        </table:table-row>
        <table:table-row table:style-name="ro2">
          <table:table-cell table:style-name="ce92" office:value-type="string">
            <text:p>Percentage reviewed:</text:p>
          </table:table-cell>
          <table:table-cell table:style-name="ce116" table:formula="oooc:=[.B3]/[.B2]" office:value-type="percentage" office:value="0.545454545454545">
            <text:p>54,55%</text:p>
          </table:table-cell>
          <table:table-cell table:style-name="ce136" table:number-columns-repeated="3"/>
          <table:table-cell table:style-name="ce152" office:value-type="string">
            <text:p>File/Document:</text:p>
          </table:table-cell>
          <table:table-cell table:style-name="ce157" table:formula="oooc:=CONCATENATE(['LC REVIEW SUMMARY'.B11];['LC REVIEW SUMMARY'.B12])" office:value-type="string" office:string-value="Drop 1">
            <text:p>Drop 1</text:p>
          </table:table-cell>
          <table:table-cell table:style-name="Default"/>
          <table:table-cell table:style-name="ce160"/>
          <table:table-cell table:style-name="Default"/>
          <table:table-cell table:style-name="ce136" table:number-columns-repeated="243"/>
          <table:table-cell table:number-columns-repeated="3"/>
        </table:table-row>
        <table:table-row table:style-name="ro2">
          <table:table-cell table:style-name="ce92"/>
          <table:table-cell table:style-name="ce117"/>
          <table:table-cell table:style-name="ce136" table:number-columns-repeated="3"/>
          <table:table-cell table:style-name="Default" table:number-columns-repeated="3"/>
          <table:table-cell table:style-name="ce160"/>
          <table:table-cell table:style-name="Default"/>
          <table:table-cell table:style-name="ce136" table:number-columns-repeated="243"/>
          <table:table-cell table:number-columns-repeated="3"/>
        </table:table-row>
        <table:table-row table:style-name="ro50">
          <table:table-cell table:style-name="ce93" office:value-type="string" table:number-columns-spanned="1" table:number-rows-spanned="2">
            <text:p>Error Criteria</text:p>
          </table:table-cell>
          <table:table-cell table:style-name="ce93" office:value-type="string" table:number-columns-spanned="3" table:number-rows-spanned="1">
            <text:p>Error Severities</text:p>
          </table:table-cell>
          <table:covered-table-cell table:style-name="ce137"/>
          <table:covered-table-cell table:style-name="ce144"/>
          <table:table-cell table:style-name="ce93" office:value-type="string" table:number-columns-spanned="5" table:number-rows-spanned="1">
            <text:p>Error Calculation</text:p>
          </table:table-cell>
          <table:covered-table-cell table:number-columns-repeated="3" table:style-name="ce153"/>
          <table:covered-table-cell table:style-name="ce161"/>
          <table:table-cell table:style-name="ce136" table:number-columns-repeated="244"/>
          <table:table-cell table:number-columns-repeated="3"/>
        </table:table-row>
        <table:table-row table:style-name="ro51">
          <table:covered-table-cell table:style-name="ce94"/>
          <table:table-cell table:style-name="ce118" office:value-type="string">
            <text:p>High</text:p>
          </table:table-cell>
          <table:table-cell table:style-name="ce138" office:value-type="string">
            <text:p>Medium</text:p>
          </table:table-cell>
          <table:table-cell table:style-name="ce145" office:value-type="string">
            <text:p>Low</text:p>
          </table:table-cell>
          <table:table-cell table:style-name="ce150" office:value-type="string">
            <text:p>Error Count</text:p>
          </table:table-cell>
          <table:table-cell table:style-name="ce154" office:value-type="string">
            <text:p>Actual # of Error Points</text:p>
          </table:table-cell>
          <table:table-cell table:style-name="ce154" office:value-type="string">
            <text:p>Max. # of Error Points Allowed</text:p>
          </table:table-cell>
          <table:table-cell table:style-name="ce154" office:value-type="string">
            <text:p>Penalty</text:p>
          </table:table-cell>
          <table:table-cell table:style-name="ce162" office:value-type="string">
            <text:p>Adjusted # of Error points</text:p>
          </table:table-cell>
          <table:table-cell table:style-name="Default" table:number-columns-repeated="2"/>
          <table:table-cell table:style-name="ce136" table:number-columns-repeated="242"/>
          <table:table-cell table:number-columns-repeated="3"/>
        </table:table-row>
        <table:table-row table:style-name="ro52">
          <table:table-cell table:style-name="ce95" office:value-type="string">
            <text:p>Mistranslation (M)</text:p>
          </table:table-cell>
          <table:table-cell table:style-name="ce119" table:formula="oooc:=DCOUNTA([$'LC REVIEW SUMMARY'.$A$21:.$H$501];&quot;Severity&quot;;[.A35:.B36])" office:value-type="float" office:value="0">
            <text:p>0</text:p>
          </table:table-cell>
          <table:table-cell table:style-name="ce130" table:formula="oooc:=DCOUNTA([$'LC REVIEW SUMMARY'.$A$21:.$H$501];&quot;Severity&quot;;[.C35:.D36])" office:value-type="float" office:value="1">
            <text:p>1</text:p>
          </table:table-cell>
          <table:table-cell table:style-name="ce130" table:formula="oooc:=DCOUNTA([$'LC REVIEW SUMMARY'.$A$21:.$H$501];&quot;Severity&quot;;[.E35:.F36])" office:value-type="float" office:value="0">
            <text:p>0</text:p>
          </table:table-cell>
          <table:table-cell table:style-name="ce119" table:formula="oooc:=SUM([.B8];[.C8];[.D8])" office:value-type="float" office:value="1">
            <text:p>1</text:p>
          </table:table-cell>
          <table:table-cell table:style-name="ce130" table:formula="oooc:=SUM([.B8]*2;[.C8];[.D8]*0.5)*30/100" office:value-type="float" office:value="0.3">
            <text:p>0,3</text:p>
          </table:table-cell>
          <table:table-cell table:style-name="ce130" table:formula="oooc:=[.$B$18]*16.6/100" office:value-type="float" office:value="0.5976">
            <text:p>0,6</text:p>
          </table:table-cell>
          <table:table-cell table:style-name="ce130" table:formula="oooc:=[.F8]-[.G8]" office:value-type="float" office:value="-0.2976">
            <text:p>-0,3</text:p>
          </table:table-cell>
          <table:table-cell table:style-name="ce163" table:formula="oooc:=IF([.F8]&lt;[.G8];[.F8];[.F8]+[.H8])" office:value-type="float" office:value="0.3">
            <text:p>0,3</text:p>
          </table:table-cell>
          <table:table-cell table:style-name="Default" table:number-columns-repeated="2"/>
          <table:table-cell table:style-name="ce136" table:number-columns-repeated="242"/>
          <table:table-cell table:number-columns-repeated="3"/>
        </table:table-row>
        <table:table-row table:style-name="ro52">
          <table:table-cell table:style-name="ce95" office:value-type="string">
            <text:p>Terminology (T)</text:p>
          </table:table-cell>
          <table:table-cell table:style-name="ce119" table:formula="oooc:=DCOUNTA([$'LC REVIEW SUMMARY'.$A$21:.$H$501];&quot;Severity&quot;;[.A37:.B38])" office:value-type="float" office:value="1">
            <text:p>1</text:p>
          </table:table-cell>
          <table:table-cell table:style-name="ce130" table:formula="oooc:=DCOUNTA([$'LC REVIEW SUMMARY'.$A$21:.$H$501];&quot;Severity&quot;;[.C37:.D38])" office:value-type="float" office:value="11">
            <text:p>11</text:p>
          </table:table-cell>
          <table:table-cell table:style-name="ce130" table:formula="oooc:=DCOUNTA([$'LC REVIEW SUMMARY'.$A$21:.$H$501];&quot;Severity&quot;;[.E37:.F38])" office:value-type="float" office:value="1">
            <text:p>1</text:p>
          </table:table-cell>
          <table:table-cell table:style-name="ce119" table:formula="oooc:=SUM([.B9];[.C9];[.D9])" office:value-type="float" office:value="13">
            <text:p>13</text:p>
          </table:table-cell>
          <table:table-cell table:style-name="ce130" table:formula="oooc:=SUM([.B9]*2;[.C9];[.D9]*0.5)*20/100" office:value-type="float" office:value="2.7">
            <text:p>2,7</text:p>
          </table:table-cell>
          <table:table-cell table:style-name="ce130" table:formula="oooc:=[.$B$18]*16.6/100" office:value-type="float" office:value="0.5976">
            <text:p>0,6</text:p>
          </table:table-cell>
          <table:table-cell table:style-name="ce130" table:formula="oooc:=[.F9]-[.G9]" office:value-type="float" office:value="2.1024">
            <text:p>2,1</text:p>
          </table:table-cell>
          <table:table-cell table:style-name="ce163" table:formula="oooc:=IF([.F9]&lt;[.G9];[.F9];[.F9]+[.H9])" office:value-type="float" office:value="4.8024">
            <text:p>4,8</text:p>
          </table:table-cell>
          <table:table-cell table:style-name="Default" table:number-columns-repeated="2"/>
          <table:table-cell table:style-name="ce136" table:number-columns-repeated="242"/>
          <table:table-cell table:number-columns-repeated="3"/>
        </table:table-row>
        <table:table-row table:style-name="ro52">
          <table:table-cell table:style-name="ce95" office:value-type="string">
            <text:p>Grammar (G)</text:p>
          </table:table-cell>
          <table:table-cell table:style-name="ce119" table:formula="oooc:=DCOUNTA([$'LC REVIEW SUMMARY'.$A$21:.$H$501];&quot;Severity&quot;;[.A39:.B40])" office:value-type="float" office:value="0">
            <text:p>0</text:p>
          </table:table-cell>
          <table:table-cell table:style-name="ce130" table:formula="oooc:=DCOUNTA([$'LC REVIEW SUMMARY'.$A$21:.$H$501];&quot;Severity&quot;;[.C39:.D40])" office:value-type="float" office:value="0">
            <text:p>0</text:p>
          </table:table-cell>
          <table:table-cell table:style-name="ce130" table:formula="oooc:=DCOUNTA([$'LC REVIEW SUMMARY'.$A$21:.$H$501];&quot;Severity&quot;;[.E39:.F40])" office:value-type="float" office:value="6">
            <text:p>6</text:p>
          </table:table-cell>
          <table:table-cell table:style-name="ce119" table:formula="oooc:=SUM([.B10];[.C10];[.D10])" office:value-type="float" office:value="6">
            <text:p>6</text:p>
          </table:table-cell>
          <table:table-cell table:style-name="ce130" table:formula="oooc:=SUM([.B10]*2;[.C10];[.D10]*0.5)*15/100" office:value-type="float" office:value="0.45">
            <text:p>0,45</text:p>
          </table:table-cell>
          <table:table-cell table:style-name="ce130" table:formula="oooc:=[.$B$18]*16.7/100" office:value-type="float" office:value="0.6012">
            <text:p>0,6</text:p>
          </table:table-cell>
          <table:table-cell table:style-name="ce130" table:formula="oooc:=[.F10]-[.G10]" office:value-type="float" office:value="-0.1512">
            <text:p>-0,15</text:p>
          </table:table-cell>
          <table:table-cell table:style-name="ce163" table:formula="oooc:=IF([.F10]&lt;[.G10];[.F10];[.F10]+[.H10])" office:value-type="float" office:value="0.45">
            <text:p>0,45</text:p>
          </table:table-cell>
          <table:table-cell table:style-name="Default" table:number-columns-repeated="2"/>
          <table:table-cell table:style-name="ce136" table:number-columns-repeated="242"/>
          <table:table-cell table:number-columns-repeated="3"/>
        </table:table-row>
        <table:table-row table:style-name="ro52">
          <table:table-cell table:style-name="ce96" office:value-type="string">
            <text:p>StyleFluency (SF)</text:p>
          </table:table-cell>
          <table:table-cell table:style-name="ce119" table:formula="oooc:=DCOUNTA([$'LC REVIEW SUMMARY'.$A$21:.$H$501];&quot;Severity&quot;;[.A41:.B42])" office:value-type="float" office:value="0">
            <text:p>0</text:p>
          </table:table-cell>
          <table:table-cell table:style-name="ce130" table:formula="oooc:=DCOUNTA([$'LC REVIEW SUMMARY'.$A$21:.$H$501];&quot;Severity&quot;;[.C41:.D42])" office:value-type="float" office:value="1">
            <text:p>1</text:p>
          </table:table-cell>
          <table:table-cell table:style-name="ce130" table:formula="oooc:=DCOUNTA([$'LC REVIEW SUMMARY'.$A$21:.$H$501];&quot;Severity&quot;;[.E41:.F42])" office:value-type="float" office:value="7">
            <text:p>7</text:p>
          </table:table-cell>
          <table:table-cell table:style-name="ce119" table:formula="oooc:=SUM([.B11];[.C11];[.D11])" office:value-type="float" office:value="8">
            <text:p>8</text:p>
          </table:table-cell>
          <table:table-cell table:style-name="ce130" table:formula="oooc:=SUM([.B11]*2;[.C11];[.D11]*0.5)*15/100" office:value-type="float" office:value="0.675">
            <text:p>0,68</text:p>
          </table:table-cell>
          <table:table-cell table:style-name="ce130" table:formula="oooc:=[.$B$18]*16.7/100" office:value-type="float" office:value="0.6012">
            <text:p>0,6</text:p>
          </table:table-cell>
          <table:table-cell table:style-name="ce130" table:formula="oooc:=[.F11]-[.G11]" office:value-type="float" office:value="0.0738000000000001">
            <text:p>0,07</text:p>
          </table:table-cell>
          <table:table-cell table:style-name="ce163" table:formula="oooc:=IF([.F11]&lt;[.G11];[.F11];[.F11]+[.H11])" office:value-type="float" office:value="0.7488">
            <text:p>0,75</text:p>
          </table:table-cell>
          <table:table-cell table:style-name="Default" table:number-columns-repeated="2"/>
          <table:table-cell table:style-name="ce136" table:number-columns-repeated="242"/>
          <table:table-cell table:number-columns-repeated="3"/>
        </table:table-row>
        <table:table-row table:style-name="ro52">
          <table:table-cell table:style-name="ce97" office:value-type="string">
            <text:p>Spelling (Sp)</text:p>
          </table:table-cell>
          <table:table-cell table:style-name="ce119" table:formula="oooc:=DCOUNTA([$'LC REVIEW SUMMARY'.$A$21:.$H$501];&quot;Severity&quot;;[.A43:.B44])" office:value-type="float" office:value="0">
            <text:p>0</text:p>
          </table:table-cell>
          <table:table-cell table:style-name="ce130" table:formula="oooc:=DCOUNTA([$'LC REVIEW SUMMARY'.$A$21:.$H$501];&quot;Severity&quot;;[.C43:.D44])" office:value-type="float" office:value="0">
            <text:p>0</text:p>
          </table:table-cell>
          <table:table-cell table:style-name="ce130" table:formula="oooc:=DCOUNTA([$'LC REVIEW SUMMARY'.$A$21:.$H$501];&quot;Severity&quot;;[.E43:.F44])" office:value-type="float" office:value="0">
            <text:p>0</text:p>
          </table:table-cell>
          <table:table-cell table:style-name="ce119" table:formula="oooc:=SUM([.B12];[.C12];[.D12])" office:value-type="float" office:value="0">
            <text:p>0</text:p>
          </table:table-cell>
          <table:table-cell table:style-name="ce130" table:formula="oooc:=SUM([.B12]*2;[.C12];[.D12]*0.5)*10/100" office:value-type="float" office:value="0">
            <text:p>0</text:p>
          </table:table-cell>
          <table:table-cell table:style-name="ce130" table:formula="oooc:=[.$B$18]*16.7/100" office:value-type="float" office:value="0.6012">
            <text:p>0,6</text:p>
          </table:table-cell>
          <table:table-cell table:style-name="ce130" table:formula="oooc:=[.F12]-[.G12]" office:value-type="float" office:value="-0.6012">
            <text:p>-0,6</text:p>
          </table:table-cell>
          <table:table-cell table:style-name="ce163" table:formula="oooc:=IF([.F12]&lt;[.G12];[.F12];[.F12]+[.H12])"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2">
          <table:table-cell table:style-name="ce98" office:value-type="string">
            <text:p>References (R)</text:p>
          </table:table-cell>
          <table:table-cell table:style-name="ce120" table:formula="oooc:=DCOUNTA([$'LC REVIEW SUMMARY'.$A$21:.$H$501];&quot;Severity&quot;;[.A45:.B46])" office:value-type="float" office:value="0">
            <text:p>0</text:p>
          </table:table-cell>
          <table:table-cell table:style-name="ce139" table:formula="oooc:=DCOUNTA([$'LC REVIEW SUMMARY'.$A$21:.$H$501];&quot;Severity&quot;;[.C45:.D46])" office:value-type="float" office:value="0">
            <text:p>0</text:p>
          </table:table-cell>
          <table:table-cell table:style-name="ce139" table:formula="oooc:=DCOUNTA([$'LC REVIEW SUMMARY'.$A$21:.$H$501];&quot;Severity&quot;;[.E45:.F46])" office:value-type="float" office:value="0">
            <text:p>0</text:p>
          </table:table-cell>
          <table:table-cell table:style-name="ce120" table:formula="oooc:=SUM([.B13];[.C13];[.D13])" office:value-type="float" office:value="0">
            <text:p>0</text:p>
          </table:table-cell>
          <table:table-cell table:style-name="ce139" table:formula="oooc:=SUM([.B13]*2;[.C13];[.D13]*0.5)*10/100" office:value-type="float" office:value="0">
            <text:p>0</text:p>
          </table:table-cell>
          <table:table-cell table:style-name="ce139" table:formula="oooc:=[.$B$18]*16.7/100" office:value-type="float" office:value="0.6012">
            <text:p>0,6</text:p>
          </table:table-cell>
          <table:table-cell table:style-name="ce139" table:formula="oooc:=[.F13]-[.G13]" office:value-type="float" office:value="-0.6012">
            <text:p>-0,6</text:p>
          </table:table-cell>
          <table:table-cell table:style-name="ce164" table:formula="oooc:=IF([.F13]&lt;[.G13];[.F13];[.F13]+[.H13])"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2">
          <table:table-cell table:style-name="ce99" office:value-type="string">
            <text:p>Enhancement (E)</text:p>
          </table:table-cell>
          <table:table-cell table:style-name="ce121" table:formula="oooc:=DCOUNTA([$'LC REVIEW SUMMARY'.$A$21:.$H$501];&quot;Severity&quot;;[.A47:.B48])" office:value-type="float" office:value="0">
            <text:p>0</text:p>
          </table:table-cell>
          <table:table-cell table:style-name="ce121" table:formula="oooc:=DCOUNTA([$'LC REVIEW SUMMARY'.$A$21:.$H$501];&quot;Severity&quot;;[.C47:.D48])" office:value-type="float" office:value="0">
            <text:p>0</text:p>
          </table:table-cell>
          <table:table-cell table:style-name="ce121" table:formula="oooc:=DCOUNTA([$'LC REVIEW SUMMARY'.$A$21:.$H$501];&quot;Severity&quot;;[.E47:.F48])" office:value-type="float" office:value="0">
            <text:p>0</text:p>
          </table:table-cell>
          <table:table-cell table:number-columns-repeated="4" table:style-name="ce121" office:value-type="string">
            <text:p>N/R</text:p>
          </table:table-cell>
          <table:table-cell table:style-name="ce165"/>
          <table:table-cell table:style-name="Default" table:number-columns-repeated="2"/>
          <table:table-cell table:style-name="ce136" table:number-columns-repeated="242"/>
          <table:table-cell table:number-columns-repeated="3"/>
        </table:table-row>
        <table:table-row table:style-name="ro2">
          <table:table-cell table:style-name="Default" table:number-columns-repeated="11"/>
          <table:table-cell table:style-name="ce136" table:number-columns-repeated="242"/>
          <table:table-cell table:number-columns-repeated="3"/>
        </table:table-row>
        <table:table-row table:style-name="ro2">
          <table:table-cell table:style-name="ce100" office:value-type="string">
            <text:p>Total error count</text:p>
          </table:table-cell>
          <table:table-cell table:style-name="ce122" table:formula="oooc:=SUM([.E8:.E14])" office:value-type="float" office:value="28">
            <text:p>28,0</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error points</text:p>
          </table:table-cell>
          <table:table-cell table:style-name="ce122" table:formula="oooc:=ROUND(SUM([.F8:.F14]);1)" office:value-type="float" office:value="4.1">
            <text:p>4,1</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Maximum number of error points allowed</text:p>
          </table:table-cell>
          <table:table-cell table:style-name="ce123" table:formula="oooc:=IF(['LC REVIEW SUMMARY'.B13]=&quot;UA&quot;;ROUND([.B3]*0.001;1);ROUND([.B3]*0.0006;1))" office:value-type="float" office:value="3.6">
            <text:p>3,6</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Adjusted error points</text:p>
          </table:table-cell>
          <table:table-cell table:style-name="ce124" table:formula="oooc:=ROUND(SUM([.I8:.I14]);1)" office:value-type="float" office:value="6.3">
            <text:p>6,3</text:p>
          </table:table-cell>
          <table:table-cell table:style-name="Default" table:number-columns-repeated="9"/>
          <table:table-cell table:style-name="ce136" table:number-columns-repeated="242"/>
          <table:table-cell table:number-columns-repeated="3"/>
        </table:table-row>
        <table:table-row table:style-name="ro2">
          <table:table-cell table:style-name="ce101"/>
          <table:table-cell table:style-name="Default" table:number-columns-repeated="10"/>
          <table:table-cell table:style-name="ce136" table:number-columns-repeated="242"/>
          <table:table-cell table:number-columns-repeated="3"/>
        </table:table-row>
        <table:table-row table:style-name="ro12">
          <table:table-cell table:style-name="ce102" office:value-type="string">
            <text:p>Score:</text:p>
          </table:table-cell>
          <table:table-cell table:style-name="ce125" table:formula="oooc:=IF(AND([.B19]&gt;[.B18];100-([.B19]/[.B18])*5&gt;94);94;ROUND(100-([.B19]/[.B18])*5))" office:value-type="float" office:value="91">
            <text:p>91</text:p>
          </table:table-cell>
          <table:table-cell table:style-name="ce135"/>
          <table:table-cell table:style-name="ce146"/>
          <table:table-cell table:style-name="ce151"/>
          <table:table-cell table:style-name="ce155"/>
          <table:table-cell table:style-name="ce159" table:number-columns-repeated="2"/>
          <table:table-cell table:style-name="ce136"/>
          <table:table-cell table:style-name="Default" table:number-columns-repeated="2"/>
          <table:table-cell table:style-name="ce136" table:number-columns-repeated="242"/>
          <table:table-cell table:number-columns-repeated="3"/>
        </table:table-row>
        <table:table-row table:style-name="ro2">
          <table:table-cell table:style-name="Default"/>
          <table:table-cell table:style-name="Default" table:formula="oooc:=IF([.B21]&gt;98.99;[.A28];IF([.B21]&gt;95.99;[.A29];IF([.B21]&gt;94.99;[.A30];IF([.B21]&gt;79.99;[.A31];[.A32]))))" office:value-type="string" office:string-value="1. Does not meet Requirements (Poor)">
            <text:p>1. Does not meet Requirements (Poor)</text:p>
          </table:table-cell>
          <table:table-cell table:style-name="Default"/>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7">
          <table:table-cell table:style-name="ce103" office:value-type="string">
            <text:p>New Pass Threshold for all Review Types = <text:span text:style-name="T19">95</text:span> </text:p>
          </table:table-cell>
          <table:table-cell table:style-name="Default" table:number-columns-repeated="2"/>
          <table:table-cell table:style-name="ce147"/>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53">
          <table:table-cell table:style-name="ce103" office:value-type="string">
            <text:p>Maximum number of error points allowed:</text:p>
            <text:p><text:s/>- UA (Doc &amp; Help): <text:span text:style-name="T19">1/1000 words</text:span> </text:p>
            <text:p><text:s/>- All others: <text:span text:style-name="T19">0,6/1000 words</text:span> </text:p>
          </table:table-cell>
          <table:table-cell table:style-name="Default"/>
          <table:table-cell table:style-name="ce136"/>
          <table:table-cell table:style-name="ce148"/>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2">
          <table:table-cell table:style-name="Default"/>
          <table:table-cell table:style-name="ce126"/>
          <table:table-cell table:style-name="ce136"/>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12">
          <table:table-cell table:style-name="ce104" office:value-type="string" table:number-columns-spanned="2" table:number-rows-spanned="1">
            <text:p>Scorecard information</text:p>
          </table:table-cell>
          <table:covered-table-cell table:style-name="ce127"/>
          <table:table-cell table:style-name="ce140"/>
          <table:table-cell table:style-name="ce149"/>
          <table:table-cell table:style-name="ce151"/>
          <table:table-cell table:style-name="ce156"/>
          <table:table-cell table:style-name="ce159" table:number-columns-repeated="2"/>
          <table:table-cell table:style-name="ce136" table:number-columns-repeated="245"/>
          <table:table-cell table:number-columns-repeated="3"/>
        </table:table-row>
        <table:table-row table:style-name="ro2">
          <table:table-cell table:style-name="ce105" office:value-type="string">
            <text:p>Values</text:p>
          </table:table-cell>
          <table:table-cell table:style-name="ce128" office:value-type="string">
            <text:p>Score</text:p>
          </table:table-cell>
          <table:table-cell table:style-name="ce136" table:number-columns-repeated="251"/>
          <table:table-cell table:number-columns-repeated="3"/>
        </table:table-row>
        <table:table-row table:style-name="ro2">
          <table:table-cell table:style-name="ce106" office:value-type="string">
            <text:p>4. Above Requirements (Excellent)</text:p>
          </table:table-cell>
          <table:table-cell table:style-name="ce129" office:value-type="string">
            <text:p>99-100</text:p>
          </table:table-cell>
          <table:table-cell table:style-name="ce136" table:number-columns-repeated="251"/>
          <table:table-cell table:number-columns-repeated="3"/>
        </table:table-row>
        <table:table-row table:style-name="ro2">
          <table:table-cell table:style-name="ce106" office:value-type="string">
            <text:p>3. Meets Requirements (Good)</text:p>
          </table:table-cell>
          <table:table-cell table:style-name="ce129" office:value-type="string">
            <text:p>96-98.9</text:p>
          </table:table-cell>
          <table:table-cell table:style-name="ce136" table:number-columns-repeated="251"/>
          <table:table-cell table:number-columns-repeated="3"/>
        </table:table-row>
        <table:table-row table:style-name="ro2">
          <table:table-cell table:style-name="ce106" office:value-type="string">
            <text:p>2. Passed with Recommendations (Fair)</text:p>
          </table:table-cell>
          <table:table-cell table:style-name="ce130" office:value-type="string">
            <text:p>95-95.9</text:p>
          </table:table-cell>
          <table:table-cell table:style-name="Default" table:number-columns-repeated="6"/>
          <table:table-cell table:style-name="ce136" table:number-columns-repeated="245"/>
          <table:table-cell table:number-columns-repeated="3"/>
        </table:table-row>
        <table:table-row table:style-name="ro2">
          <table:table-cell table:style-name="ce106" office:value-type="string">
            <text:p>1. Does not meet Requirements (Poor)</text:p>
          </table:table-cell>
          <table:table-cell table:style-name="ce130" office:value-type="string">
            <text:p>80-94.9</text:p>
          </table:table-cell>
          <table:table-cell table:style-name="Default" table:number-columns-repeated="6"/>
          <table:table-cell table:style-name="ce136" table:number-columns-repeated="245"/>
          <table:table-cell table:number-columns-repeated="3"/>
        </table:table-row>
        <table:table-row table:style-name="ro49">
          <table:table-cell table:style-name="ce107" office:value-type="string">
            <text:p>0. Unacceptable</text:p>
          </table:table-cell>
          <table:table-cell table:style-name="ce130" office:value-type="string">
            <text:p>80 and below</text:p>
          </table:table-cell>
          <table:table-cell table:style-name="Default" table:number-columns-repeated="6"/>
          <table:table-cell table:style-name="ce136" table:number-columns-repeated="245"/>
          <table:table-cell table:number-columns-repeated="3"/>
        </table:table-row>
        <table:table-row table:style-name="ro2" table:number-rows-repeated="2">
          <table:table-cell table:style-name="Default" table:number-columns-repeated="8"/>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Mistranslation</text:p>
          </table:table-cell>
          <table:table-cell table:style-name="ce131" office:value-type="string">
            <text:p>High</text:p>
          </table:table-cell>
          <table:table-cell table:style-name="ce131" office:value-type="string">
            <text:p>Mistranslation</text:p>
          </table:table-cell>
          <table:table-cell table:style-name="ce141" office:value-type="string">
            <text:p>Medium</text:p>
          </table:table-cell>
          <table:table-cell table:style-name="ce131" office:value-type="string">
            <text:p>Mistranslation</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Terminology</text:p>
          </table:table-cell>
          <table:table-cell table:style-name="ce131" office:value-type="string">
            <text:p>High</text:p>
          </table:table-cell>
          <table:table-cell table:style-name="ce131" office:value-type="string">
            <text:p>Terminology</text:p>
          </table:table-cell>
          <table:table-cell table:style-name="ce141" office:value-type="string">
            <text:p>Medium</text:p>
          </table:table-cell>
          <table:table-cell table:style-name="ce131" office:value-type="string">
            <text:p>Terminolog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Grammar</text:p>
          </table:table-cell>
          <table:table-cell table:style-name="ce131" office:value-type="string">
            <text:p>High</text:p>
          </table:table-cell>
          <table:table-cell table:style-name="ce131" office:value-type="string">
            <text:p>Grammar</text:p>
          </table:table-cell>
          <table:table-cell table:style-name="ce141" office:value-type="string">
            <text:p>Medium</text:p>
          </table:table-cell>
          <table:table-cell table:style-name="ce131" office:value-type="string">
            <text:p>Grammar</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tyleFluency</text:p>
          </table:table-cell>
          <table:table-cell table:style-name="ce131" office:value-type="string">
            <text:p>High</text:p>
          </table:table-cell>
          <table:table-cell table:style-name="ce131" office:value-type="string">
            <text:p>StyleFluency</text:p>
          </table:table-cell>
          <table:table-cell table:style-name="ce141" office:value-type="string">
            <text:p>Medium</text:p>
          </table:table-cell>
          <table:table-cell table:style-name="ce131" office:value-type="string">
            <text:p>StyleFluenc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pelling</text:p>
          </table:table-cell>
          <table:table-cell table:style-name="ce131" office:value-type="string">
            <text:p>High</text:p>
          </table:table-cell>
          <table:table-cell table:style-name="ce131" office:value-type="string">
            <text:p>Spelling</text:p>
          </table:table-cell>
          <table:table-cell table:style-name="ce141" office:value-type="string">
            <text:p>Medium</text:p>
          </table:table-cell>
          <table:table-cell table:style-name="ce131" office:value-type="string">
            <text:p>Spelling</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ce108" office:value-type="string">
            <text:p>Reference</text:p>
          </table:table-cell>
          <table:table-cell table:style-name="ce131" office:value-type="string">
            <text:p>High</text:p>
          </table:table-cell>
          <table:table-cell table:style-name="ce131" office:value-type="string">
            <text:p>Reference</text:p>
          </table:table-cell>
          <table:table-cell table:style-name="ce141" office:value-type="string">
            <text:p>Medium</text:p>
          </table:table-cell>
          <table:table-cell table:style-name="ce131" office:value-type="string">
            <text:p>Reference</text:p>
          </table:table-cell>
          <table:table-cell table:style-name="ce141" office:value-type="string">
            <text:p>Low</text:p>
          </table:table-cell>
          <table:table-cell table:style-name="ce136" table:number-columns-repeated="247"/>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Default"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36" table:number-columns-repeated="247"/>
          <table:table-cell table:number-columns-repeated="3"/>
        </table:table-row>
        <table:table-row table:style-name="ro2" table:number-rows-repeated="2">
          <table:table-cell table:style-name="Default"/>
          <table:table-cell table:style-name="ce131"/>
          <table:table-cell table:style-name="ce136" table:number-columns-repeated="251"/>
          <table:table-cell table:number-columns-repeated="3"/>
        </table:table-row>
        <table:table-row table:style-name="ro2" table:number-rows-repeated="5">
          <table:table-cell table:style-name="ce108"/>
          <table:table-cell table:style-name="ce131"/>
          <table:table-cell table:style-name="ce136" table:number-columns-repeated="251"/>
          <table:table-cell table:number-columns-repeated="3"/>
        </table:table-row>
        <table:table-row table:style-name="ro54" table:number-rows-repeated="2">
          <table:table-cell table:style-name="ce108"/>
          <table:table-cell table:style-name="ce131"/>
          <table:table-cell table:style-name="ce132"/>
          <table:table-cell table:style-name="ce136" table:number-columns-repeated="250"/>
          <table:table-cell table:number-columns-repeated="3"/>
        </table:table-row>
        <table:table-row table:style-name="ro54" table:number-rows-repeated="2">
          <table:table-cell table:style-name="ce108"/>
          <table:table-cell table:style-name="ce132"/>
          <table:table-cell table:style-name="ce136" table:number-columns-repeated="251"/>
          <table:table-cell table:number-columns-repeated="3"/>
        </table:table-row>
        <table:table-row table:style-name="ro2">
          <table:table-cell table:style-name="ce108"/>
          <table:table-cell table:style-name="ce131"/>
          <table:table-cell table:style-name="ce136" table:number-columns-repeated="251"/>
          <table:table-cell table:number-columns-repeated="3"/>
        </table:table-row>
        <table:table-row table:style-name="ro54">
          <table:table-cell table:style-name="ce109"/>
          <table:table-cell table:style-name="ce131"/>
          <table:table-cell table:style-name="ce136" table:number-columns-repeated="251"/>
          <table:table-cell table:number-columns-repeated="3"/>
        </table:table-row>
        <table:table-row table:style-name="ro2" table:number-rows-repeated="7">
          <table:table-cell table:style-name="ce108"/>
          <table:table-cell table:style-name="ce131"/>
          <table:table-cell table:style-name="ce136" table:number-columns-repeated="251"/>
          <table:table-cell table:number-columns-repeated="3"/>
        </table:table-row>
        <table:table-row table:style-name="ro54">
          <table:table-cell table:style-name="ce110" office:value-type="string">
            <text:p>Languages</text:p>
          </table:table-cell>
          <table:table-cell table:style-name="ce131"/>
          <table:table-cell table:style-name="ce136" table:number-columns-repeated="251"/>
          <table:table-cell table:number-columns-repeated="3"/>
        </table:table-row>
        <table:table-row table:style-name="ro2">
          <table:table-cell table:style-name="ce111" office:value-type="string">
            <text:p>Choose Language</text:p>
          </table:table-cell>
          <table:table-cell table:style-name="ce131"/>
          <table:table-cell table:style-name="ce136" table:number-columns-repeated="251"/>
          <table:table-cell table:number-columns-repeated="3"/>
        </table:table-row>
        <table:table-row table:style-name="ro2">
          <table:table-cell table:style-name="ce111" office:value-type="string">
            <text:p>Br Portuguese</text:p>
          </table:table-cell>
          <table:table-cell table:style-name="ce131"/>
          <table:table-cell table:style-name="ce136" table:number-columns-repeated="251"/>
          <table:table-cell table:number-columns-repeated="3"/>
        </table:table-row>
        <table:table-row table:style-name="ro2">
          <table:table-cell table:style-name="ce111" office:value-type="string">
            <text:p>French</text:p>
          </table:table-cell>
          <table:table-cell table:style-name="ce131"/>
          <table:table-cell table:style-name="ce136" table:number-columns-repeated="251"/>
          <table:table-cell table:number-columns-repeated="3"/>
        </table:table-row>
        <table:table-row table:style-name="ro2">
          <table:table-cell table:style-name="ce111" office:value-type="string">
            <text:p>German</text:p>
          </table:table-cell>
          <table:table-cell table:style-name="ce131"/>
          <table:table-cell table:style-name="ce136" table:number-columns-repeated="251"/>
          <table:table-cell table:number-columns-repeated="3"/>
        </table:table-row>
        <table:table-row table:style-name="ro2">
          <table:table-cell table:style-name="ce111" office:value-type="string">
            <text:p>Spanish</text:p>
          </table:table-cell>
          <table:table-cell table:style-name="ce131"/>
          <table:table-cell table:style-name="ce136" table:number-columns-repeated="251"/>
          <table:table-cell table:number-columns-repeated="3"/>
        </table:table-row>
        <table:table-row table:style-name="ro2">
          <table:table-cell table:style-name="ce111" office:value-type="string">
            <text:p>Italian</text:p>
          </table:table-cell>
          <table:table-cell table:style-name="ce131"/>
          <table:table-cell table:style-name="ce136" table:number-columns-repeated="251"/>
          <table:table-cell table:number-columns-repeated="3"/>
        </table:table-row>
        <table:table-row table:style-name="ro2">
          <table:table-cell table:style-name="ce111" office:value-type="string">
            <text:p>Russian</text:p>
          </table:table-cell>
          <table:table-cell table:style-name="ce131"/>
          <table:table-cell table:style-name="ce136" table:number-columns-repeated="251"/>
          <table:table-cell table:number-columns-repeated="3"/>
        </table:table-row>
        <table:table-row table:style-name="ro2">
          <table:table-cell table:style-name="ce111" office:value-type="string">
            <text:p>Polish</text:p>
          </table:table-cell>
          <table:table-cell table:style-name="ce131"/>
          <table:table-cell table:style-name="ce136" table:number-columns-repeated="251"/>
          <table:table-cell table:number-columns-repeated="3"/>
        </table:table-row>
        <table:table-row table:style-name="ro2">
          <table:table-cell table:style-name="ce111" office:value-type="string">
            <text:p>Japanese</text:p>
          </table:table-cell>
          <table:table-cell table:style-name="ce131"/>
          <table:table-cell table:style-name="ce136" table:number-columns-repeated="251"/>
          <table:table-cell table:number-columns-repeated="3"/>
        </table:table-row>
        <table:table-row table:style-name="ro2">
          <table:table-cell table:style-name="ce111" office:value-type="string">
            <text:p>Dutch</text:p>
          </table:table-cell>
          <table:table-cell table:style-name="ce131"/>
          <table:table-cell table:style-name="ce136" table:number-columns-repeated="251"/>
          <table:table-cell table:number-columns-repeated="3"/>
        </table:table-row>
        <table:table-row table:style-name="ro2">
          <table:table-cell table:style-name="ce111" office:value-type="string">
            <text:p>Finnish</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S</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T</text:p>
          </table:table-cell>
          <table:table-cell table:style-name="ce131"/>
          <table:table-cell table:style-name="ce136" table:number-columns-repeated="251"/>
          <table:table-cell table:number-columns-repeated="3"/>
        </table:table-row>
        <table:table-row table:style-name="ro2">
          <table:table-cell table:style-name="ce111" office:value-type="string">
            <text:p>Greek</text:p>
          </table:table-cell>
          <table:table-cell table:style-name="ce131"/>
          <table:table-cell table:style-name="ce136" table:number-columns-repeated="251"/>
          <table:table-cell table:number-columns-repeated="3"/>
        </table:table-row>
        <table:table-row table:style-name="ro2">
          <table:table-cell table:style-name="ce111" office:value-type="string">
            <text:p>Hebrew</text:p>
          </table:table-cell>
          <table:table-cell table:style-name="ce131"/>
          <table:table-cell table:style-name="ce136" table:number-columns-repeated="251"/>
          <table:table-cell table:number-columns-repeated="3"/>
        </table:table-row>
        <table:table-row table:style-name="ro2">
          <table:table-cell table:style-name="ce111" office:value-type="string">
            <text:p>Hungarian</text:p>
          </table:table-cell>
          <table:table-cell table:style-name="ce131"/>
          <table:table-cell table:style-name="ce136" table:number-columns-repeated="251"/>
          <table:table-cell table:number-columns-repeated="3"/>
        </table:table-row>
        <table:table-row table:style-name="ro2">
          <table:table-cell table:style-name="ce111" office:value-type="string">
            <text:p>Danish</text:p>
          </table:table-cell>
          <table:table-cell table:style-name="ce131"/>
          <table:table-cell table:style-name="ce136" table:number-columns-repeated="251"/>
          <table:table-cell table:number-columns-repeated="3"/>
        </table:table-row>
        <table:table-row table:style-name="ro2">
          <table:table-cell table:style-name="ce111" office:value-type="string">
            <text:p>Korean</text:p>
          </table:table-cell>
          <table:table-cell table:style-name="ce131"/>
          <table:table-cell table:style-name="ce136" table:number-columns-repeated="251"/>
          <table:table-cell table:number-columns-repeated="3"/>
        </table:table-row>
        <table:table-row table:style-name="ro2">
          <table:table-cell table:style-name="ce111" office:value-type="string">
            <text:p>Norwegian</text:p>
          </table:table-cell>
          <table:table-cell table:style-name="ce131"/>
          <table:table-cell table:style-name="ce136" table:number-columns-repeated="251"/>
          <table:table-cell table:number-columns-repeated="3"/>
        </table:table-row>
        <table:table-row table:style-name="ro2">
          <table:table-cell table:style-name="ce111" office:value-type="string">
            <text:p>Czech</text:p>
          </table:table-cell>
          <table:table-cell table:style-name="ce131"/>
          <table:table-cell table:style-name="ce136" table:number-columns-repeated="251"/>
          <table:table-cell table:number-columns-repeated="3"/>
        </table:table-row>
        <table:table-row table:style-name="ro2">
          <table:table-cell table:style-name="ce111" office:value-type="string">
            <text:p>Swedish</text:p>
          </table:table-cell>
          <table:table-cell table:style-name="ce131"/>
          <table:table-cell table:style-name="ce136" table:number-columns-repeated="251"/>
          <table:table-cell table:number-columns-repeated="3"/>
        </table:table-row>
        <table:table-row table:style-name="ro2">
          <table:table-cell table:style-name="ce111" office:value-type="string">
            <text:p>Thai</text:p>
          </table:table-cell>
          <table:table-cell table:style-name="ce131"/>
          <table:table-cell table:style-name="ce136" table:number-columns-repeated="251"/>
          <table:table-cell table:number-columns-repeated="3"/>
        </table:table-row>
        <table:table-row table:style-name="ro2">
          <table:table-cell table:style-name="ce111" office:value-type="string">
            <text:p>Turkish</text:p>
          </table:table-cell>
          <table:table-cell table:style-name="ce131"/>
          <table:table-cell table:style-name="ce136" table:number-columns-repeated="251"/>
          <table:table-cell table:number-columns-repeated="3"/>
        </table:table-row>
        <table:table-row table:style-name="ro2">
          <table:table-cell table:style-name="ce111" office:value-type="string">
            <text:p>Catalan</text:p>
          </table:table-cell>
          <table:table-cell table:style-name="ce131"/>
          <table:table-cell table:style-name="ce136" table:number-columns-repeated="251"/>
          <table:table-cell table:number-columns-repeated="3"/>
        </table:table-row>
        <table:table-row table:style-name="ro2">
          <table:table-cell table:style-name="ce111" office:value-type="string">
            <text:p>Arabic</text:p>
          </table:table-cell>
          <table:table-cell table:style-name="ce131"/>
          <table:table-cell table:style-name="ce136" table:number-columns-repeated="251"/>
          <table:table-cell table:number-columns-repeated="3"/>
        </table:table-row>
        <table:table-row table:style-name="ro2">
          <table:table-cell table:style-name="ce111" office:value-type="string">
            <text:p>Afrikaans</text:p>
          </table:table-cell>
          <table:table-cell table:style-name="ce131"/>
          <table:table-cell table:style-name="ce136" table:number-columns-repeated="251"/>
          <table:table-cell table:number-columns-repeated="3"/>
        </table:table-row>
        <table:table-row table:style-name="ro2">
          <table:table-cell table:style-name="ce111" office:value-type="string">
            <text:p>Xosa</text:p>
          </table:table-cell>
          <table:table-cell table:style-name="ce131"/>
          <table:table-cell table:style-name="ce136" table:number-columns-repeated="251"/>
          <table:table-cell table:number-columns-repeated="3"/>
        </table:table-row>
        <table:table-row table:style-name="ro2">
          <table:table-cell table:style-name="ce111" office:value-type="string">
            <text:p>Zulu</text:p>
          </table:table-cell>
          <table:table-cell table:style-name="ce131"/>
          <table:table-cell table:style-name="ce136" table:number-columns-repeated="251"/>
          <table:table-cell table:number-columns-repeated="3"/>
        </table:table-row>
        <table:table-row table:style-name="ro2">
          <table:table-cell table:style-name="ce111" office:value-type="string">
            <text:p>Tamil</text:p>
          </table:table-cell>
          <table:table-cell table:style-name="ce131"/>
          <table:table-cell table:style-name="ce136" table:number-columns-repeated="251"/>
          <table:table-cell table:number-columns-repeated="3"/>
        </table:table-row>
        <table:table-row table:style-name="ro2">
          <table:table-cell table:style-name="ce111" office:value-type="string">
            <text:p>Hindu</text:p>
          </table:table-cell>
          <table:table-cell table:style-name="ce131"/>
          <table:table-cell table:style-name="ce136" table:number-columns-repeated="251"/>
          <table:table-cell table:number-columns-repeated="3"/>
        </table:table-row>
        <table:table-row table:style-name="ro2">
          <table:table-cell table:style-name="ce111" office:value-type="string">
            <text:p>Bengali</text:p>
          </table:table-cell>
          <table:table-cell table:style-name="ce131"/>
          <table:table-cell table:style-name="ce136" table:number-columns-repeated="251"/>
          <table:table-cell table:number-columns-repeated="3"/>
        </table:table-row>
        <table:table-row table:style-name="ro2">
          <table:table-cell table:style-name="ce111" office:value-type="string">
            <text:p>Marathi</text:p>
          </table:table-cell>
          <table:table-cell table:style-name="ce131"/>
          <table:table-cell table:style-name="ce136" table:number-columns-repeated="251"/>
          <table:table-cell table:number-columns-repeated="3"/>
        </table:table-row>
        <table:table-row table:style-name="ro2">
          <table:table-cell table:style-name="ce111" office:value-type="string">
            <text:p>Gujarati</text:p>
          </table:table-cell>
          <table:table-cell table:style-name="ce131"/>
          <table:table-cell table:style-name="ce136" table:number-columns-repeated="251"/>
          <table:table-cell table:number-columns-repeated="3"/>
        </table:table-row>
        <table:table-row table:style-name="ro2">
          <table:table-cell table:style-name="ce111"/>
          <table:table-cell table:style-name="ce131"/>
          <table:table-cell table:style-name="ce136" table:number-columns-repeated="251"/>
          <table:table-cell table:number-columns-repeated="3"/>
        </table:table-row>
        <table:table-row table:style-name="ro2" table:number-rows-repeated="399">
          <table:table-cell table:style-name="ce108"/>
          <table:table-cell table:style-name="ce131"/>
          <table:table-cell table:style-name="ce136" table:number-columns-repeated="251"/>
          <table:table-cell table:number-columns-repeated="3"/>
        </table:table-row>
        <table:table-row table:style-name="ro2">
          <table:table-cell table:style-name="ce112"/>
          <table:table-cell table:style-name="ce133"/>
          <table:table-cell table:style-name="ce142" table:number-columns-repeated="8"/>
          <table:table-cell table:style-name="ce136" table:number-columns-repeated="243"/>
          <table:table-cell table:number-columns-repeated="3"/>
        </table:table-row>
        <table:table-row table:style-name="ro2" table:number-rows-repeated="31499">
          <table:table-cell table:number-columns-repeated="256"/>
        </table:table-row>
        <table:table-row table:style-name="ro2">
          <table:table-cell table:number-columns-repeated="256"/>
        </table:table-row>
      </table:table>
      <table:named-expressions>
        <table:named-range table:name="Excel_BuiltIn_Print_Titles_1" table:base-cell-address="$'LC REVIEW SUMMARY'.$A$1" table:cell-range-address="$'LC REVIEW SUMMARY'.$A$21:.$IV$21"/>
      </table:named-expressions>
      <table:database-ranges>
        <table:database-range table:target-range-address="'LC REVIEW SUMMARY'.A21:'LC REVIEW SUMMARY'.H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pl" style:country-asian="PL" style:font-name-complex="Tahoma1" style:language-complex="pl" style:country-complex="PL"/>
    </style:default-style>
    <number:number-style style:name="N0">
      <number:number number:min-integer-digits="1"/>
    </number:number-style>
    <number:number-style style:name="N1">
      <number:number number:decimal-places="0"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currency-symbol number:language="en" number:country="IE">€</number:currency-symbol>
      <number:number number:decimal-places="2" number:min-integer-digits="1" number:grouping="true"/>
    </number:currency-style>
    <number:currency-style style:name="N112">
      <style:text-properties fo:color="#ff0000"/>
      <number:text>-</number:text>
      <number:currency-symbol number:language="en" number:country="IE">€</number:currency-symbol>
      <number:number number:decimal-places="2" number:min-integer-digits="1"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   </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integer-digits="1" number:min-exponent-digits="1"/>
    </number:number-style>
    <number:number-style style:name="N122P0" style:volatile="true">
      <number:number number:decimal-places="0" number:min-integer-digits="1" number:grouping="true"/>
      <number:text> F</number:text>
    </number:number-style>
    <number:number-style style:name="N122">
      <number:text>-</number:text>
      <number:number number:decimal-places="0" number:min-integer-digits="1" number:grouping="true"/>
      <number:text> F</number:text>
      <style:map style:condition="value()&gt;=0" style:apply-style-name="N122P0"/>
    </number:number-style>
    <number:number-style style:name="N123P0" style:volatile="true">
      <number:number number:decimal-places="0" number:min-integer-digits="1" number:grouping="true"/>
      <number:text> F</number:text>
    </number:number-style>
    <number:number-style style:name="N123">
      <style:text-properties fo:color="#ff0000"/>
      <number:text>-</number:text>
      <number:number number:decimal-places="0" number:min-integer-digits="1" number:grouping="true"/>
      <number:text> F</number:text>
      <style:map style:condition="value()&gt;=0" style:apply-style-name="N123P0"/>
    </number:number-style>
    <number:number-style style:name="N125P0" style:volatile="true">
      <number:number number:decimal-places="2" number:min-integer-digits="1" number:grouping="true"/>
      <number:text> F</number:text>
    </number:number-style>
    <number:number-style style:name="N125">
      <number:text>-</number:text>
      <number:number number:decimal-places="2" number:min-integer-digits="1" number:grouping="true"/>
      <number:text> F</number:text>
      <style:map style:condition="value()&gt;=0" style:apply-style-name="N125P0"/>
    </number:number-style>
    <number:number-style style:name="N126P0" style:volatile="true">
      <number:number number:decimal-places="2" number:min-integer-digits="1" number:grouping="true"/>
      <number:text> F</number:text>
    </number:number-style>
    <number:number-style style:name="N126">
      <style:text-properties fo:color="#ff0000"/>
      <number:text>-</number:text>
      <number:number number:decimal-places="2" number:min-integer-digits="1" number:grouping="true"/>
      <number:text> F</number:text>
      <style:map style:condition="value()&gt;=0" style:apply-style-name="N126P0"/>
    </number:number-style>
    <number:number-style style:name="N130P0" style:volatile="true">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7P0" style:volatile="true">
      <number:number number:decimal-places="2" number:min-integer-digits="1" number:grouping="true"/>
      <number:text> €</number:text>
    </number:number-style>
    <number:number-style style:name="N147">
      <number:text>-</number:text>
      <number:number number:decimal-places="2" number:min-integer-digits="1" number:grouping="true"/>
      <number:text> €</number:text>
      <style:map style:condition="value()&gt;=0" style:apply-style-name="N147P0"/>
    </number:number-style>
    <number:number-style style:name="N148P0" style:volatile="true">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 €</number:text>
      <style:map style:condition="value()&gt;=0" style:apply-style-name="N148P0"/>
    </number:number-style>
    <number:number-style style:name="N152P0" style:volatile="true">
      <number:number number:decimal-places="0" number:min-integer-digits="1" number:grouping="true"/>
      <number:text> € </number:text>
    </number:number-style>
    <number:number-style style:name="N152P1" style:volatile="true">
      <number:text>-</number:text>
      <number:number number:decimal-places="0" number:min-integer-digits="1" number:grouping="true"/>
      <number:text> € </number:text>
    </number:number-style>
    <number:number-style style:name="N152P2" style:volatile="true">
      <number:text> -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 </number:text>
    </number:number-style>
    <number:number-style style:name="N156P1" style:volatile="true">
      <number:text>-</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 $</number:text>
      <style:map style:condition="value()&gt;=0" style:apply-style-name="N159P0"/>
    </number:number-style>
    <number:number-style style:name="N161P0" style:volatile="true">
      <number:number number:decimal-places="2" number:min-integer-digits="1" number:grouping="true"/>
      <number:text> $</number:text>
    </number:number-style>
    <number:number-style style:name="N161">
      <number:text>-</number:text>
      <number:number number:decimal-places="2" number:min-integer-digits="1" number:grouping="true"/>
      <number:text> $</number:text>
      <style:map style:condition="value()&gt;=0" style:apply-style-name="N161P0"/>
    </number:number-style>
    <number:number-style style:name="N162P0" style:volatile="true">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 $</number:text>
      <style:map style:condition="value()&gt;=0" style:apply-style-name="N162P0"/>
    </number:number-style>
    <number:number-style style:name="N166P0" style:volatile="true">
      <number:number number:decimal-places="0" number:min-integer-digits="1" number:grouping="true"/>
      <number:text> $ </number:text>
    </number:number-style>
    <number:number-style style:name="N166P1" style:volatile="true">
      <number:text>-</number:text>
      <number:number number: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number-style style:name="N173P0" style:volatile="true">
      <number:text>L. </number:text>
      <number:number number:decimal-places="0" number:min-integer-digits="1" number:grouping="true"/>
    </number:number-style>
    <number:number-style style:name="N173">
      <number:text>-L. </number:text>
      <number:number number:decimal-places="0" number:min-integer-digits="1" number:grouping="true"/>
      <style:map style:condition="value()&gt;=0" style:apply-style-name="N173P0"/>
    </number:number-style>
    <number:number-style style:name="N174P0" style:volatile="true">
      <number:text>L. </number:text>
      <number:number number:decimal-places="0" number:min-integer-digits="1" number:grouping="true"/>
    </number:number-style>
    <number:number-style style:name="N174">
      <style:text-properties fo:color="#ff0000"/>
      <number:text>-L. </number:text>
      <number:number number:decimal-places="0" number:min-integer-digits="1" number:grouping="true"/>
      <style:map style:condition="value()&gt;=0" style:apply-style-name="N174P0"/>
    </number:number-style>
    <number:number-style style:name="N176P0" style:volatile="true">
      <number:text>L. </number:text>
      <number:number number:decimal-places="2" number:min-integer-digits="1" number:grouping="true"/>
    </number:number-style>
    <number:number-style style:name="N176">
      <number:text>-L. </number:text>
      <number:number number:decimal-places="2" number:min-integer-digits="1" number:grouping="true"/>
      <style:map style:condition="value()&gt;=0" style:apply-style-name="N176P0"/>
    </number:number-style>
    <number:number-style style:name="N177P0" style:volatile="true">
      <number:text>L. </number:text>
      <number:number number:decimal-places="2" number:min-integer-digits="1" number:grouping="true"/>
    </number:number-style>
    <number:number-style style:name="N177">
      <style:text-properties fo:color="#ff0000"/>
      <number:text>-L. </number:text>
      <number:number number:decimal-places="2" number:min-integer-digits="1" number:grouping="true"/>
      <style:map style:condition="value()&gt;=0" style:apply-style-name="N177P0"/>
    </number:number-style>
    <number:number-style style:name="N181P0" style:volatile="true">
      <number:text> L. </number:text>
      <number:number number:decimal-places="0" number:min-integer-digits="1" number:grouping="true" number:display-factor="1000"/>
    </number:number-style>
    <number:number-style style:name="N181P1" style:volatile="true">
      <number:text>-L. </number:text>
      <number:number number:decimal-places="0" number:min-integer-digits="1" number:grouping="true" number:display-factor="1000"/>
    </number:number-style>
    <number:number-style style:name="N181P2" style:volatile="true">
      <number:text> L.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display-factor="1000"/>
    </number:number-style>
    <number:number-style style:name="N185P1" style:volatile="true">
      <number:text>-</number:text>
      <number:number number:decimal-places="0" number:min-integer-digits="1" number:grouping="true" number:display-factor="1000"/>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L. </number:text>
      <number:number number:decimal-places="2" number:min-integer-digits="1" number:grouping="true" number:display-factor="1000"/>
    </number:number-style>
    <number:number-style style:name="N189P1" style:volatile="true">
      <number:text>-L. </number:text>
      <number:number number:decimal-places="2" number:min-integer-digits="1" number:grouping="true" number:display-factor="1000"/>
    </number:number-style>
    <number:number-style style:name="N189P2" style:volatile="true">
      <number:text> L. -</number:text>
      <number:number number:decimal-places="0" number:min-integer-digits="0" number:display-factor="1000"/>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number number:decimal-places="2" number:min-integer-digits="1" number:grouping="true" number:display-factor="1000"/>
    </number:number-style>
    <number:number-style style:name="N193P1" style:volatile="true">
      <number:text>-</number:text>
      <number:number number:decimal-places="2" number:min-integer-digits="1" number:grouping="true" number:display-factor="1000"/>
    </number:number-style>
    <number:number-style style:name="N193P2" style:volatile="true">
      <number:text> -</number:text>
      <number:number number:decimal-places="0" number:min-integer-digits="0" number:display-factor="1000"/>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percentage-style style:name="N194">
      <number:number number:decimal-places="1" number:min-integer-digits="1"/>
      <number:text>%</number:text>
    </number:percentage-style>
    <number:number-style style:name="N195">
      <number:number number:decimal-places="1" number:min-integer-digits="1"/>
    </number:number-style>
    <number:date-style style:name="N196">
      <number:year number:style="long"/>
      <number:text>/</number:text>
      <number:month number:style="long"/>
      <number:text>/DD</number:text>
    </number:date-style>
    <number:date-style style:name="N197">
      <number:year number:style="long"/>
      <number:text>/</number:text>
      <number:month number:style="long"/>
      <number:text>/</number:text>
      <number:day number:style="long"/>
    </number:date-style>
    <number:currency-style style:name="N199P0" style:volatile="true">
      <number:number number:decimal-places="2" number:min-integer-digits="1" number:grouping="true"/>
      <number:text> </number:text>
      <number:currency-symbol number:language="es" number:country="ES">€</number:currency-symbol>
    </number:currency-style>
    <number:currency-style style:name="N19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99P0"/>
    </number:currency-style>
    <number:number-style style:name="N201P0" style:volatile="true">
      <number:text>$</number:text>
      <number:number number:decimal-places="0" number:min-integer-digits="1" number:grouping="true" number:display-factor="1000"/>
    </number:number-style>
    <number:number-style style:name="N201">
      <number:text>($</number:text>
      <number:number number:decimal-places="0" number:min-integer-digits="1" number:grouping="true"/>
      <number:text>)</number:text>
      <style:map style:condition="value()&gt;=0" style:apply-style-name="N201P0"/>
    </number:number-style>
    <number:number-style style:name="N202P0" style:volatile="true">
      <number:text>$</number:text>
      <number:number number:decimal-places="0" number:min-integer-digits="1" number:grouping="true" number:display-factor="1000"/>
    </number:number-style>
    <number:number-style style:name="N202">
      <style:text-properties fo:color="#ff0000"/>
      <number:text>($</number:text>
      <number:number number:decimal-places="0" number:min-integer-digits="1" number:grouping="true"/>
      <number:text>)</number:text>
      <style:map style:condition="value()&gt;=0" style:apply-style-name="N202P0"/>
    </number:number-style>
    <number:number-style style:name="N204P0" style:volatile="true">
      <number:text>$</number:text>
      <number:number number:decimal-places="2" number:min-integer-digits="1" number:grouping="true" number:display-factor="1000"/>
    </number:number-style>
    <number:number-style style:name="N204">
      <number:text>($</number:text>
      <number:number number:decimal-places="2" number:min-integer-digits="1" number:grouping="true"/>
      <number:text>)</number:text>
      <style:map style:condition="value()&gt;=0" style:apply-style-name="N204P0"/>
    </number:number-style>
    <number:number-style style:name="N205P0" style:volatile="true">
      <number:text>$</number:text>
      <number:number number:decimal-places="2" number:min-integer-digits="1" number:grouping="true" number:display-factor="1000"/>
    </number:number-style>
    <number:number-style style:name="N205">
      <style:text-properties fo:color="#ff0000"/>
      <number:text>($</number:text>
      <number:number number:decimal-places="2" number:min-integer-digits="1" number:grouping="true"/>
      <number:text>)</number:text>
      <style:map style:condition="value()&gt;=0" style:apply-style-name="N205P0"/>
    </number:number-style>
    <number:number-style style:name="N206P0" style:volatile="true">
      <number:number number:decimal-places="0" number:min-integer-digits="1" number:grouping="true"/>
    </number:number-style>
    <number:number-style style:name="N206">
      <number:text>-</number:text>
      <number:number number:decimal-places="0" number:min-integer-digits="1" number:grouping="true"/>
      <style:map style:condition="value()&gt;=0" style:apply-style-name="N206P0"/>
    </number:number-style>
    <number:number-style style:name="N207P0" style:volatile="true">
      <number:number number:decimal-places="0" number:min-integer-digits="1" number:grouping="true"/>
    </number:number-style>
    <number:number-style style:name="N207">
      <style:text-properties fo:color="#ff0000"/>
      <number:text>-</number:text>
      <number:number number:decimal-places="0" number:min-integer-digits="1" number:grouping="true"/>
      <style:map style:condition="value()&gt;=0" style:apply-style-name="N207P0"/>
    </number:number-style>
    <number:number-style style:name="N208P0" style:volatile="true">
      <number:number number:decimal-places="2" number:min-integer-digits="1" number:grouping="true"/>
    </number:number-style>
    <number:number-style style:name="N208">
      <number:text>-</number:text>
      <number:number number:decimal-places="2" number:min-integer-digits="1" number:grouping="true"/>
      <style:map style:condition="value()&gt;=0" style:apply-style-name="N208P0"/>
    </number:number-style>
    <number:number-style style:name="N209P0" style:volatile="true">
      <number:number number:decimal-places="2" number:min-integer-digits="1" number:grouping="true"/>
    </number:number-style>
    <number:number-style style:name="N209">
      <style:text-properties fo:color="#ff0000"/>
      <number:text>-</number:text>
      <number:number number:decimal-places="2" number:min-integer-digits="1" number:grouping="true"/>
      <style:map style:condition="value()&gt;=0" style:apply-style-name="N209P0"/>
    </number:number-style>
    <number:number-style style:name="N211P0" style:volatile="true">
      <number:number number:decimal-places="0" number:min-integer-digits="1" number:grouping="true" number:display-factor="1000"/>
    </number:number-style>
    <number:number-style style:name="N211P1" style:volatile="true">
      <number:text> (</number:text>
      <number:number number:decimal-places="0" number:min-integer-digits="1" number:grouping="true"/>
      <number:text>)</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text> $</number:text>
      <number:number number:decimal-places="0" number:min-integer-digits="1" number:grouping="true" number:display-factor="1000"/>
    </number:number-style>
    <number:number-style style:name="N215P1" style:volatile="true">
      <number:text> $(</number:text>
      <number:number number:decimal-places="0" number:min-integer-digits="1" number:grouping="true"/>
      <number:text>)</number:text>
    </number:number-style>
    <number:number-style style:name="N215P2" style:volatile="true">
      <number:text>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number number:decimal-places="2" number:min-integer-digits="1" number:grouping="true" number:display-factor="1000"/>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display-factor="1000"/>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text> $</number:text>
      <number:number number:decimal-places="2" number:min-integer-digits="1" number:grouping="true" number:display-factor="1000"/>
    </number:number-style>
    <number:number-style style:name="N221P1" style:volatile="true">
      <number:text> $(</number:text>
      <number:number number:decimal-places="2" number:min-integer-digits="1" number:grouping="true"/>
      <number:text>)</number:text>
    </number:number-style>
    <number:number-style style:name="N221P2" style:volatile="true">
      <number:text> $-</number:text>
      <number:number number:decimal-places="0" number:min-integer-digits="0" number:display-factor="1000"/>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time-style style:name="N222" number:truncate-on-overflow="false">
      <number:hours/>
      <number:text>:</number:text>
      <number:minutes number:style="long"/>
      <number:text>:</number:text>
      <number:seconds number:style="long"/>
    </number:time-style>
    <number:time-style style:name="N223">
      <number:minutes number:style="long"/>
      <number:text>:</number:text>
      <number:seconds number:style="long" number:decimal-places="1"/>
    </number:time-style>
    <number:number-style style:name="N224">
      <number:scientific-number number:decimal-places="1" number:min-integer-digits="3" number:min-exponent-digits="1"/>
    </number:number-style>
    <number:number-style style:name="N226P0" style:volatile="true">
      <number:text>£</number:text>
      <number:number number:decimal-places="0" number:min-integer-digits="1" number:grouping="true"/>
    </number:number-style>
    <number:number-style style:name="N226">
      <number:text>-£</number:text>
      <number:number number:decimal-places="0" number:min-integer-digits="1" number:grouping="true"/>
      <style:map style:condition="value()&gt;=0" style:apply-style-name="N226P0"/>
    </number:number-style>
    <number:number-style style:name="N227P0" style:volatile="true">
      <number:text>£</number:text>
      <number:number number:decimal-places="0" number:min-integer-digits="1" number:grouping="true"/>
    </number:number-style>
    <number:number-style style:name="N227">
      <style:text-properties fo:color="#ff0000"/>
      <number:text>-£</number:text>
      <number:number number:decimal-places="0" number:min-integer-digits="1" number:grouping="true"/>
      <style:map style:condition="value()&gt;=0" style:apply-style-name="N227P0"/>
    </number:number-style>
    <number:number-style style:name="N229P0" style:volatile="true">
      <number:text>£</number:text>
      <number:number number:decimal-places="2" number:min-integer-digits="1" number:grouping="true"/>
    </number:number-style>
    <number:number-style style:name="N229">
      <number:text>-£</number:text>
      <number:number number:decimal-places="2" number:min-integer-digits="1" number:grouping="true"/>
      <style:map style:condition="value()&gt;=0" style:apply-style-name="N229P0"/>
    </number:number-style>
    <number:number-style style:name="N230P0" style:volatile="true">
      <number:text>£</number:text>
      <number:number number:decimal-places="2" number:min-integer-digits="1" number:grouping="true"/>
    </number:number-style>
    <number:number-style style:name="N230">
      <style:text-properties fo:color="#ff0000"/>
      <number:text>-£</number:text>
      <number:number number:decimal-places="2" number:min-integer-digits="1" number:grouping="true"/>
      <style:map style:condition="value()&gt;=0" style:apply-style-name="N230P0"/>
    </number:number-style>
    <number:number-style style:name="N234P0" style:volatile="true">
      <number:text> £</number:text>
      <number:number number:decimal-places="0" number:min-integer-digits="1" number:grouping="true" number:display-factor="1000"/>
    </number:number-style>
    <number:number-style style:name="N234P1" style:volatile="true">
      <number:text>-£</number:text>
      <number:number number:decimal-places="0" number:min-integer-digits="1" number:grouping="true" number:display-factor="1000"/>
    </number:number-style>
    <number:number-style style:name="N234P2" style:volatile="true">
      <number:text> £-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2" number:min-integer-digits="1" number:grouping="true" number:display-factor="1000"/>
    </number:number-style>
    <number:number-style style:name="N238P1" style:volatile="true">
      <number:text>-£</number:text>
      <number:number number:decimal-places="2" number:min-integer-digits="1" number:grouping="true" number:display-factor="1000"/>
    </number:number-style>
    <number:number-style style:name="N238P2" style:volatile="true">
      <number:text> £-</number:text>
      <number:number number:decimal-places="0" number:min-integer-digits="0" number:display-factor="1000"/>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number:text>Yes</number:text>
    </number:number-style>
    <number:number-style style:name="N240P1" style:volatile="true">
      <number:text>Yes</number:text>
    </number:number-style>
    <number:number-style style:name="N240">
      <number:text>No</number:text>
      <style:map style:condition="value()&gt;0" style:apply-style-name="N240P0"/>
      <style:map style:condition="value()&lt;0" style:apply-style-name="N240P1"/>
    </number:number-style>
    <number:number-style style:name="N242P0" style:volatile="true">
      <number:text>True</number:text>
    </number:number-style>
    <number:number-style style:name="N242P1" style:volatile="true">
      <number:text>True</number:text>
    </number:number-style>
    <number:number-style style:name="N242">
      <number:text>False</number:text>
      <style:map style:condition="value()&gt;0" style:apply-style-name="N242P0"/>
      <style:map style:condition="value()&lt;0" style:apply-style-name="N242P1"/>
    </number:number-style>
    <number:number-style style:name="N244P0" style:volatile="true">
      <number:text>On</number:text>
    </number:number-style>
    <number:number-style style:name="N244P1" style:volatile="true">
      <number:text>On</number:text>
    </number:number-style>
    <number:number-style style:name="N244">
      <number:text>Off</number:text>
      <style:map style:condition="value()&gt;0" style:apply-style-name="N244P0"/>
      <style:map style:condition="value()&lt;0" style:apply-style-name="N244P1"/>
    </number:number-style>
    <number:currency-style style:name="N246P0" style:volatile="true">
      <number:currency-symbol>€</number:currency-symbol>
      <number:text> </number:text>
      <number:number number:decimal-places="2" number:min-integer-digits="1" number:grouping="true" number:display-factor="1000"/>
    </number:currency-style>
    <number:currency-style style:name="N246">
      <style:text-properties fo:color="#ff0000"/>
      <number:text>(</number:text>
      <number:currency-symbol>€</number:currency-symbol>
      <number:text> </number:text>
      <number:number number:decimal-places="2" number:min-integer-digits="1" number:grouping="true"/>
      <number:text>)</number:text>
      <style:map style:condition="value()&gt;=0" style:apply-style-name="N246P0"/>
    </number:currency-style>
    <number:currency-style style:name="N248P0" style:volatile="true">
      <number:number number:decimal-places="2" number:min-integer-digits="1" number:grouping="true"/>
      <number:text> </number:text>
      <number:currency-symbol>€</number:currency-symbol>
    </number:currency-style>
    <number:currency-style style:name="N248">
      <style:text-properties fo:color="#ff0000"/>
      <number:text>-</number:text>
      <number:number number:decimal-places="2" number:min-integer-digits="1" number:grouping="true"/>
      <number:text> </number:text>
      <number:currency-symbol>€</number:currency-symbol>
      <style:map style:condition="value()&gt;=0" style:apply-style-name="N248P0"/>
    </number:currency-style>
    <number:date-style style:name="N5106" number:language="en" number:country="US">
      <number:day/>
      <number:text>-</number:text>
      <number:month number:textual="true"/>
      <number:text>-</number:text>
      <number:year/>
    </number:date-style>
    <number:date-style style:name="N5107" number:language="en" number:country="US">
      <number:day number:style="long"/>
      <number:text>-</number:text>
      <number:month number:textual="true"/>
    </number:date-style>
    <number:date-style style:name="N5108" number:language="en" number:country="US">
      <number:month number:textual="true"/>
      <number:text>-</number:text>
      <number:year/>
    </number:date-style>
    <number:time-style style:name="N5109" number:language="en" number:country="US">
      <number:hours/>
      <number:text>:</number:text>
      <number:minutes number:style="long"/>
      <number:text> </number:text>
      <number:am-pm/>
    </number:time-style>
    <number:time-style style:name="N5110" number:language="en" number:country="US">
      <number:hours/>
      <number:text>:</number:text>
      <number:minutes number:style="long"/>
      <number:text>:</number:text>
      <number:seconds number:style="long"/>
      <number:text> </number:text>
      <number:am-pm/>
    </number:time-style>
    <number:time-style style:name="N5111" number:language="en" number:country="US">
      <number:hours/>
      <number:text>:</number:text>
      <number:minutes number:style="long"/>
    </number:time-style>
    <number:time-style style:name="N5112" number:language="en" number:country="US">
      <number:hours/>
      <number:text>:</number:text>
      <number:minutes number:style="long"/>
      <number:text>:</number:text>
      <number:seconds number:style="long"/>
    </number:time-style>
    <number:date-style style:name="N5113" number:language="en" number:country="US">
      <number:month/>
      <number:text>/</number:text>
      <number:day/>
      <number:text>/</number:text>
      <number:year number:style="long"/>
      <number:text> </number:text>
      <number:hours/>
      <number:text>:</number:text>
      <number:minutes number:style="long"/>
    </number:date-style>
    <number:time-style style:name="N5114" number:language="en" number:country="US" number:truncate-on-overflow="false">
      <number:hours/>
      <number:text>:</number:text>
      <number:minutes number:style="long"/>
      <number:text>:</number:text>
      <number:seconds number:style="long"/>
    </number:time-style>
    <number:time-style style:name="N5115"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CondFormat_5f_1_5f_1" style:display-name="Excel_CondFormat_1_1" style:family="table-cell" style:parent-style-name="Default">
      <style:text-properties fo:color="#ffcc00"/>
    </style:style>
    <style:style style:name="Red" style:family="table-cell" style:parent-style-name="Default">
      <style:table-cell-properties style:text-align-source="fix" style:repeat-content="false" fo:background-color="transparent" style:vertical-align="middle"/>
      <style:paragraph-properties fo:text-align="center"/>
      <style:text-properties fo:color="#ff0000" fo:font-size="24pt" fo:font-weight="bold"/>
    </style:style>
    <style:style style:name="Green" style:family="table-cell" style:parent-style-name="Default">
      <style:table-cell-properties style:text-align-source="fix" style:repeat-content="false" style:vertical-align="middle"/>
      <style:paragraph-properties fo:text-align="center"/>
      <style:text-properties fo:color="#008000" fo:font-size="24pt" fo:font-weight="bold"/>
    </style:style>
    <style:style style:name="Alpha" style:family="table-cell" style:parent-style-name="Default" style:data-style-name="N0">
      <style:table-cell-properties fo:wrap-option="wrap" style:vertical-align="middle"/>
      <style:text-properties fo:font-size="9pt"/>
    </style:style>
    <style:style style:name="Num" style:family="table-cell" style:parent-style-name="Alpha" style:data-style-name="N1">
      <style:table-cell-properties style:text-align-source="fix" style:repeat-content="false" style:vertical-align="middle"/>
      <style:paragraph-properties fo:text-align="center"/>
      <style:text-properties fo:font-size="12pt" fo:font-weight="bold"/>
    </style:style>
    <draw:marker draw:name="Arrowheads_20_1" draw:display-name="Arrowheads 1" svg:viewBox="0 0 20 30" svg:d="m10 0-10 30h20z"/>
    <draw:marker draw:name="Arrowheads_20_2" draw:display-name="Arrowheads 2" svg:viewBox="0 0 200 200" svg:d="m100 0c0-55-45-100-100-100s-100 45-100 100 45 100 100 100 100-45 100-100z"/>
    <draw:marker draw:name="Arrowheads_20_3" draw:display-name="Arrowheads 3" svg:viewBox="0 0 10 10" svg:d="m0 0h10v10h-10z"/>
    <draw:marker draw:name="Arrowheads_20_4" draw:display-name="Arrowheads 4" svg:viewBox="0 0 200 200" svg:d="m100 0c0-55-45-100-100-100s-100 45-100 100 45 100 100 100 100-45 100-10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3cm" fo:page-height="21.006cm" style:num-format="1" style:print-orientation="landscape" fo:margin-top="2cm" fo:margin-bottom="2cm" fo:margin-left="1cm" fo:margin-right="1cm" fo:background-color="transparent" style:print-page-order="ttb" style:first-page-number="1" style:scale-to="97%" style:writing-mode="lr-tb" style:print="charts drawings objects zero-values">
        <style:background-image/>
      </style:page-layout-properties>
      <style:header-style>
        <style:header-footer-properties fo:min-height="0.751cm" fo:margin-left="0cm" fo:margin-right="0cm" fo:margin-bottom="0.25cm"/>
      </style:header-style>
      <style:footer-style>
        <style:header-footer-properties fo:min-height="0.762cm" fo:margin-left="0cm" fo:margin-right="0cm" fo:margin-top="0.254cm"/>
      </style:footer-style>
    </style:page-layout>
    <style:page-layout style:name="pm4">
      <style:page-layout-properties fo:page-width="29.699cm" fo:page-height="20.999cm" style:num-format="1" style:print-orientation="landscape"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5-03">2009-05-03</text:date>, <text:time>20:23:23</text:time></text:p>
        </style:region-right>
      </style:header>
      <style:header-left style:display="false"/>
      <style:footer>
        <text:p>Page <text:page-number>1</text:page-number> / <text:page-count>99</text:page-count></text:p>
      </style:footer>
      <style:footer-left style:display="false"/>
    </style:master-page>
    <style:master-page style:name="TAB_5f_LC_20_REVIEW_20_SUMMARY" style:display-name="TAB_LC REVIEW SUMMARY"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TAB_5f_SCORING_20_FORMULA" style:display-name="TAB_SCORING FORMULA"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3$Win32 OpenOffice.org_project/680m7$Build-9044</meta:generator>
    <meta:creation-date>2004-06-16T17:40:22</meta:creation-date>
    <dc:date>2009-05-03T20:23:23</dc:date>
    <meta:print-date>1601-01-01T02:06:31</meta:print-date>
    <dc:language>en-US</dc:language>
    <meta:editing-cycles>350</meta:editing-cycles>
    <meta:editing-duration>P5DT18H9M20S</meta:editing-duration>
    <meta:user-defined meta:name="Info 1"/>
    <meta:user-defined meta:name="Info 2"/>
    <meta:user-defined meta:name="Info 3"/>
    <meta:user-defined meta:name="Info 4"/>
    <meta:document-statistic meta:table-count="2" meta:cell-count="578"/>
  </office:meta>
</office:document-meta>
</file>